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1507in" table:align="left"/>
    </style:style>
    <style:style style:name="Table1.A" style:family="table-column">
      <style:table-column-properties style:column-width="2.391in"/>
    </style:style>
    <style:style style:name="Table1.B" style:family="table-column">
      <style:table-column-properties style:column-width="2.1736in"/>
    </style:style>
    <style:style style:name="Table1.C" style:family="table-column">
      <style:table-column-properties style:column-width="0.5861in"/>
    </style:style>
    <style:style style:name="Table1.A1" style:family="table-cell">
      <style:table-cell-properties style:vertical-align="middle" fo:padding="0.0194in" fo:border="none"/>
    </style:style>
    <style:style style:name="Table1.2" style:family="table-row">
      <style:table-row-properties style:min-row-height="0.5167in"/>
    </style:style>
    <style:style style:name="Table1.3" style:family="table-row">
      <style:table-row-properties style:min-row-height="0.5438in"/>
    </style:style>
    <style:style style:name="Table1.4" style:family="table-row">
      <style:table-row-properties style:min-row-height="0.5583in"/>
    </style:style>
    <style:style style:name="Table1.5" style:family="table-row">
      <style:table-row-properties style:min-row-height="0.7076in"/>
    </style:style>
    <style:style style:name="Table2" style:family="table">
      <style:table-properties style:width="7.3778in" fo:margin-left="0in" table:align="left"/>
    </style:style>
    <style:style style:name="Table2.A" style:family="table-column">
      <style:table-column-properties style:column-width="2.084in"/>
    </style:style>
    <style:style style:name="Table2.B" style:family="table-column">
      <style:table-column-properties style:column-width="1.6222in"/>
    </style:style>
    <style:style style:name="Table2.C" style:family="table-column">
      <style:table-column-properties style:column-width="3.6715in"/>
    </style:style>
    <style:style style:name="Table2.A1" style:family="table-cell">
      <style:table-cell-properties style:vertical-align="middle" fo:padding="0.0194in" fo:border="none"/>
    </style:style>
    <style:style style:name="Table2.3" style:family="table-row">
      <style:table-row-properties style:min-row-height="0.591in"/>
    </style:style>
    <style:style style:name="Table2.4" style:family="table-row">
      <style:table-row-properties style:min-row-height="0.7146in"/>
    </style:style>
    <style:style style:name="Table2.5" style:family="table-row">
      <style:table-row-properties style:min-row-height="0.6063in"/>
    </style:style>
    <style:style style:name="Table2.6" style:family="table-row">
      <style:table-row-properties style:min-row-height="1.3194in"/>
    </style:style>
    <style:style style:name="P1" style:family="paragraph" style:parent-style-name="Heading_20_1">
      <style:paragraph-properties fo:line-height="150%" fo:text-align="start" style:justify-single-word="false"/>
    </style:style>
    <style:style style:name="P2" style:family="paragraph" style:parent-style-name="Heading_20_2">
      <style:paragraph-properties fo:line-height="150%" fo:text-align="start" style:justify-single-word="false"/>
      <style:text-properties style:font-name="Free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FreeSerif"/>
    </style:style>
    <style:style style:name="P4" style:family="paragraph" style:parent-style-name="Text_20_body" style:list-style-name="L1">
      <style:paragraph-properties fo:line-height="150%" fo:text-align="start" style:justify-single-word="false"/>
      <style:text-properties style:font-name="FreeSerif"/>
    </style:style>
    <style:style style:name="P5" style:family="paragraph" style:parent-style-name="Heading_20_3">
      <style:paragraph-properties fo:line-height="150%" fo:text-align="start" style:justify-single-word="false"/>
      <style:text-properties style:font-name="FreeSerif"/>
    </style:style>
    <style:style style:name="P6" style:family="paragraph" style:parent-style-name="Text_20_body" style:list-style-name="L2">
      <style:paragraph-properties fo:line-height="150%" fo:text-align="start" style:justify-single-word="false"/>
      <style:text-properties style:font-name="FreeSerif"/>
    </style:style>
    <style:style style:name="P7" style:family="paragraph" style:parent-style-name="Heading_20_3">
      <style:paragraph-properties fo:margin-top="0in" fo:margin-bottom="0.0972in" style:contextual-spacing="false" fo:line-height="150%" fo:text-align="start" style:justify-single-word="false"/>
      <style:text-properties style:font-name="FreeSerif"/>
    </style:style>
    <style:style style:name="P8" style:family="paragraph" style:parent-style-name="Text_20_body" style:list-style-name="L3">
      <style:paragraph-properties fo:line-height="150%" fo:text-align="start" style:justify-single-word="false"/>
      <style:text-properties style:font-name="FreeSerif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FreeSerif"/>
    </style:style>
    <style:style style:name="P10" style:family="paragraph" style:parent-style-name="Table_20_Heading">
      <style:paragraph-properties fo:line-height="150%" fo:text-align="start" style:justify-single-word="false"/>
      <style:text-properties style:font-name="FreeSerif"/>
    </style:style>
    <style:style style:name="P11" style:family="paragraph" style:parent-style-name="Table_20_Contents">
      <style:paragraph-properties fo:line-height="150%" fo:text-align="start" style:justify-single-word="false"/>
      <style:text-properties style:font-name="FreeSerif"/>
    </style:style>
    <style:style style:name="P12" style:family="paragraph" style:parent-style-name="Table_20_Contents">
      <style:paragraph-properties fo:line-height="150%" fo:text-align="start" style:justify-single-word="false"/>
    </style:style>
    <style:style style:name="P13" style:family="paragraph" style:parent-style-name="Preformatted_20_Text">
      <style:paragraph-properties fo:line-height="150%" fo:text-align="start" style:justify-single-word="false"/>
      <style:text-properties style:font-name="FreeSerif"/>
    </style:style>
    <style:style style:name="P14" style:family="paragraph" style:parent-style-name="Preformatted_20_Text">
      <style:paragraph-properties fo:margin-top="0in" fo:margin-bottom="0.0972in" style:contextual-spacing="false" fo:line-height="150%" fo:text-align="start" style:justify-single-word="false"/>
      <style:text-properties style:font-name="FreeSerif"/>
    </style:style>
    <style:style style:name="P15" style:family="paragraph" style:parent-style-name="Preformatted_20_Text">
      <style:paragraph-properties fo:line-height="150%" fo:text-align="start" style:justify-single-word="false"/>
      <style:text-properties style:font-name="FreeSerif" fo:font-size="12pt" style:font-size-asian="12pt" style:font-size-complex="12pt"/>
    </style:style>
    <style:style style:name="P16" style:family="paragraph" style:parent-style-name="Preformatted_20_Text">
      <style:paragraph-properties fo:margin-top="0in" fo:margin-bottom="0.0972in" style:contextual-spacing="false" fo:line-height="150%" fo:text-align="start" style:justify-single-word="false"/>
      <style:text-properties style:font-name="FreeSerif" fo:font-size="12pt" style:font-size-asian="12pt" style:font-size-complex="12pt"/>
    </style:style>
    <style:style style:name="P17" style:family="paragraph" style:parent-style-name="Text_20_body" style:list-style-name="L4">
      <style:paragraph-properties fo:line-height="150%" fo:text-align="start" style:justify-single-word="false"/>
      <style:text-properties style:font-name="FreeSerif"/>
    </style:style>
    <style:style style:name="P18" style:family="paragraph" style:parent-style-name="Heading_20_3">
      <style:paragraph-properties fo:line-height="150%" fo:text-align="start" style:justify-single-word="false"/>
      <style:text-properties style:font-name="FreeSerif" officeooo:paragraph-rsid="001fa0ab"/>
    </style:style>
    <style:style style:name="P19" style:family="paragraph" style:parent-style-name="Text_20_body" style:list-style-name="L5">
      <style:paragraph-properties fo:line-height="150%" fo:text-align="start" style:justify-single-word="false"/>
      <style:text-properties style:font-name="FreeSerif" fo:font-weight="bold" style:font-weight-asian="bold" style:font-weight-complex="bold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FreeSerif" fo:font-weight="normal" style:font-weight-asian="normal" style:font-weight-complex="normal"/>
    </style:style>
    <style:style style:name="P21" style:family="paragraph" style:parent-style-name="Heading_20_3">
      <style:paragraph-properties fo:line-height="150%" fo:text-align="start" style:justify-single-word="false"/>
      <style:text-properties style:font-name="FreeSerif" fo:font-weight="bold" style:font-weight-asian="bold" style:font-weight-complex="bold"/>
    </style:style>
    <style:style style:name="P22" style:family="paragraph" style:parent-style-name="Heading_20_2">
      <style:paragraph-properties fo:line-height="150%" fo:text-align="start" style:justify-single-word="false"/>
      <style:text-properties style:font-name="FreeSerif" fo:font-weight="bold" style:font-weight-asian="bold" style:font-weight-complex="bold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FreeSerif" fo:font-weight="bold" style:font-weight-asian="bold" style:font-weight-complex="bold"/>
    </style:style>
    <style:style style:name="P24" style:family="paragraph" style:parent-style-name="Text_20_body">
      <style:text-properties style:font-name="FreeSerif" fo:font-weight="normal" style:font-weight-asian="normal" style:font-weight-complex="normal"/>
    </style:style>
    <style:style style:name="P25" style:family="paragraph" style:parent-style-name="Text_20_body">
      <style:text-properties style:font-name="FreeSerif"/>
    </style:style>
    <style:style style:name="T1" style:family="text">
      <style:text-properties style:font-name="FreeSeri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fa0ab"/>
    </style:style>
    <style:style style:name="T4" style:family="text">
      <style:text-properties style:font-name="FreeSerif" fo:font-weight="normal" style:font-weight-asian="normal" style:font-weight-complex="normal"/>
    </style:style>
    <style:style style:name="T5" style:family="text">
      <style:text-properties fo:font-weight="bold" officeooo:rsid="001fa0ab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Guía para Desarrolladores de Kafka</text:span></text:span></text:h>
      <text:h text:style-name="P2" text:outline-level="2">Integración con Microservicios</text:h>
      <text:p text:style-name="P3"/>
      <text:h text:style-name="P2" text:outline-level="2"><text:span text:style-name="Strong_20_Emphasis">Tabla de Contenidos</text:span></text:h>
      <text:list text:style-name="L1">
        <text:list-item>
          <text:p text:style-name="P4">Conceptos Básicos de Kafka</text:p>
        </text:list-item>
        <text:list-item>
          <text:p text:style-name="P4">Conectarse a Kafka</text:p>
        </text:list-item>
        <text:list-item>
          <text:p text:style-name="P4">Trabajar con Topics</text:p>
        </text:list-item>
        <text:list-item>
          <text:p text:style-name="P4">Producir Mensajes (Python)</text:p>
        </text:list-item>
        <text:list-item>
          <text:p text:style-name="P4">Consumir Mensajes (Python)</text:p>
        </text:list-item>
        <text:list-item>
          <text:p text:style-name="P4">Grupos de Consumidores</text:p>
        </text:list-item>
        <text:list-item>
          <text:p text:style-name="P4">Consideraciones con Docker</text:p>
        </text:list-item>
        <text:list-item>
          <text:p text:style-name="P4"><text:span text:style-name="Strong_20_Emphasis"><text:span text:style-name="T2">Conexión desde Otros Hosts</text:span></text:span></text:p>
        </text:list-item>
        <text:list-item>
          <text:p text:style-name="P4">Buenas Prácticas</text:p>
        </text:list-item>
        <text:list-item>
          <text:p text:style-name="P4">Operaciones Comunes</text:p>
        </text:list-item>
        <text:list-item>
          <text:p text:style-name="P4">Solución de Problemas</text:p>
        </text:list-item>
      </text:list>
      <text:h text:style-name="P2" text:outline-level="2">1. Conceptos Básicos de Kafka</text:h>
      <text:h text:style-name="P5" text:outline-level="3">Terminología Clave</text:h>
      <text:list text:style-name="L2">
        <text:list-item>
          <text:p text:style-name="P6"><text:span text:style-name="Strong_20_Emphasis">Topic</text:span>: Categoría o canal donde se almacenan los mensajes</text:p>
        </text:list-item>
        <text:list-item>
          <text:p text:style-name="P6"><text:span text:style-name="Strong_20_Emphasis">Partition</text:span>: División de un topic para permitir paralelismo</text:p>
        </text:list-item>
        <text:list-item>
          <text:p text:style-name="P6"><text:span text:style-name="Strong_20_Emphasis">Producer</text:span>: Aplicación que publica mensajes en topics</text:p>
        </text:list-item>
        <text:list-item>
          <text:p text:style-name="P6"><text:span text:style-name="Strong_20_Emphasis">Consumer</text:span>: Aplicación que se suscribe y procesa mensajes</text:p>
        </text:list-item>
        <text:list-item>
          <text:p text:style-name="P6"><text:span text:style-name="Strong_20_Emphasis">Consumer Group</text:span>: Grupo de consumidores que procesan mensajes en conjunto</text:p>
        </text:list-item>
        <text:list-item>
          <text:p text:style-name="P6"><text:soft-page-break/><text:span text:style-name="Strong_20_Emphasis">Broker</text:span>: Servidor Kafka (nuestra instancia corre en <text:span text:style-name="Source_20_Text"><text:span text:style-name="T1">localhost:9092</text:span></text:span>)</text:p>
        </text:list-item>
      </text:list>
      <text:h text:style-name="P7" text:outline-level="3">Nuestra Configuración Actualizada</text:h>
      <text:list text:style-name="L3">
        <text:list-item>
          <text:p text:style-name="P8"><text:span text:style-name="Strong_20_Emphasis">Múltiples listeners</text:span>: Soportamos conexiones internas y externas</text:p>
        </text:list-item>
        <text:list-item>
          <text:p text:style-name="P8"><text:span text:style-name="Strong_20_Emphasis">Puerto interno</text:span>: <text:span text:style-name="Source_20_Text"><text:span text:style-name="T1">9092</text:span></text:span> (para conexiones dentro del mismo host/Docker)</text:p>
        </text:list-item>
        <text:list-item>
          <text:p text:style-name="P8"><text:span text:style-name="Strong_20_Emphasis">Puerto externo</text:span>: <text:span text:style-name="Source_20_Text"><text:span text:style-name="T1">29092</text:span></text:span> (para conexiones desde otros servidores)</text:p>
        </text:list-item>
        <text:list-item>
          <text:p text:style-name="P8"><text:span text:style-name="Strong_20_Emphasis">Modo KRaft</text:span>: Sin dependencia de ZooKeeper</text:p>
        </text:list-item>
      </text:list>
      <text:h text:style-name="P2" text:outline-level="2">2. Conectarse a Kafka</text:h>
      <text:h text:style-name="P5" text:outline-level="3">Cadenas de Conexión por Entorno</text:h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0">Entorno</text:p>
            </table:table-cell>
            <table:table-cell table:style-name="Table1.A1" office:value-type="string">
              <text:p text:style-name="P10">Cadena de Conexión</text:p>
            </table:table-cell>
            <table:table-cell table:style-name="Table1.A1" office:value-type="string">
              <text:p text:style-name="P10">Puerto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11">Desde tu máquina (localhost)</text:p>
          </table:table-cell>
          <table:table-cell table:style-name="Table1.A1" office:value-type="string">
            <text:p text:style-name="P12"><text:span text:style-name="Source_20_Text"><text:span text:style-name="T1">localhost:9092</text:span></text:span></text:p>
          </table:table-cell>
          <table:table-cell table:style-name="Table1.A1" office:value-type="string">
            <text:p text:style-name="P11">9092</text:p>
          </table:table-cell>
        </table:table-row>
        <table:table-row table:style-name="Table1.3">
          <table:table-cell table:style-name="Table1.A1" office:value-type="string">
            <text:p text:style-name="P11">Desde otro contenedor Docker</text:p>
          </table:table-cell>
          <table:table-cell table:style-name="Table1.A1" office:value-type="string">
            <text:p text:style-name="P12"><text:span text:style-name="Source_20_Text"><text:span text:style-name="T1">kafka:9092</text:span></text:span></text:p>
          </table:table-cell>
          <table:table-cell table:style-name="Table1.A1" office:value-type="string">
            <text:p text:style-name="P11">9092</text:p>
          </table:table-cell>
        </table:table-row>
        <table:table-row table:style-name="Table1.4">
          <table:table-cell table:style-name="Table1.A1" office:value-type="string">
            <text:p text:style-name="P11">Desde otro servidor en la red</text:p>
          </table:table-cell>
          <table:table-cell table:style-name="Table1.A1" office:value-type="string">
            <text:p text:style-name="P12"><text:span text:style-name="Source_20_Text"><text:span text:style-name="T1">IP-DEL-SERVIDOR:29092</text:span></text:span></text:p>
          </table:table-cell>
          <table:table-cell table:style-name="Table1.A1" office:value-type="string">
            <text:p text:style-name="P11">29092</text:p>
          </table:table-cell>
        </table:table-row>
        <table:table-row table:style-name="Table1.5">
          <table:table-cell table:style-name="Table1.A1" office:value-type="string">
            <text:p text:style-name="P11">Desde Kubernetes (mismo cluster)</text:p>
          </table:table-cell>
          <table:table-cell table:style-name="Table1.A1" office:value-type="string">
            <text:p text:style-name="P12"><text:span text:style-name="Source_20_Text"><text:span text:style-name="T1">kafka-service:9092</text:span></text:span></text:p>
          </table:table-cell>
          <table:table-cell table:style-name="Table1.A1" office:value-type="string">
            <text:p text:style-name="P11">9092</text:p>
          </table:table-cell>
        </table:table-row>
      </table:table>
      <text:h text:style-name="P5" text:outline-level="3">Verificar Conexión Local</text:h>
      <text:p text:style-name="P13"># Listar topics para verificar conexión local</text:p>
      <text:p text:style-name="P14">docker exec kafka /opt/kafka/bin/kafka-topics.sh \</text:p>
      <text:p text:style-name="P14"><text:s text:c="2"/>--bootstrap-server localhost:9092 \</text:p>
      <text:p text:style-name="P14"><text:s text:c="2"/>--list</text:p>
      <text:h text:style-name="P2" text:outline-level="2"><text:soft-page-break/>3. Trabajar con Topics</text:h>
      <text:h text:style-name="P5" text:outline-level="3">Crear un Topic</text:h>
      <text:p text:style-name="P15">docker exec kafka /opt/kafka/bin/kafka-topics.sh \</text:p>
      <text:p text:style-name="P16"><text:s text:c="2"/>--bootstrap-server localhost:9092 \</text:p>
      <text:p text:style-name="P16"><text:s text:c="2"/>--create \</text:p>
      <text:p text:style-name="P16"><text:s text:c="2"/>--topic ordenes \</text:p>
      <text:p text:style-name="P16"><text:s text:c="2"/>--partitions 3 \</text:p>
      <text:p text:style-name="P16"><text:s text:c="2"/>--replication-factor 1</text:p>
      <text:h text:style-name="P5" text:outline-level="3">Listar Topics (local o remoto)</text:h>
      <text:p text:style-name="P9"># Local</text:p>
      <text:p text:style-name="P9">docker exec kafka /opt/kafka/bin/kafka-topics.sh \</text:p>
      <text:p text:style-name="P9"><text:s text:c="2"/>--bootstrap-server localhost:9092 --list</text:p>
      <text:p text:style-name="P9"/>
      <text:p text:style-name="P9"># Remoto (desde otro servidor)</text:p>
      <text:p text:style-name="P9">kafka-topics.sh --bootstrap-server 192.168.1.100:29092 –list</text:p>
      <text:h text:style-name="P5" text:outline-level="3">Describir un Topic</text:h>
      <text:p text:style-name="P9">docker exec kafka /opt/kafka/bin/kafka-topics.sh \</text:p>
      <text:p text:style-name="P9"><text:s text:c="2"/>--bootstrap-server localhost:9092 \</text:p>
      <text:p text:style-name="P9"><text:s text:c="2"/>--describe \</text:p>
      <text:p text:style-name="P9"><text:s text:c="2"/>--topic ordenes</text:p>
      <text:h text:style-name="P5" text:outline-level="3">Eliminar un Topic</text:h>
      <text:p text:style-name="P9">docker exec kafka /opt/kafka/bin/kafka-topics.sh \</text:p>
      <text:p text:style-name="P9"><text:s text:c="2"/>--bootstrap-server localhost:9092 \</text:p>
      <text:p text:style-name="P9"><text:s text:c="2"/>--delete \</text:p>
      <text:p text:style-name="P9"><text:soft-page-break/><text:s text:c="2"/>--topic ordenes-viejas</text:p>
      <text:h text:style-name="P5" text:outline-level="3">Modificar un Topic (agregar particiones)</text:h>
      <text:p text:style-name="P9">docker exec kafka /opt/kafka/bin/kafka-topics.sh \</text:p>
      <text:p text:style-name="P9"><text:s text:c="2"/>--bootstrap-server localhost:9092 \</text:p>
      <text:p text:style-name="P9"><text:s text:c="2"/>--alter \</text:p>
      <text:p text:style-name="P9"><text:s text:c="2"/>--topic ordenes \</text:p>
      <text:p text:style-name="P9"><text:s text:c="2"/>--partitions 5</text:p>
      <text:h text:style-name="P2" text:outline-level="2">4. Producir Mensajes con Python</text:h>
      <text:h text:style-name="P5" text:outline-level="3">Instalación de la Librería</text:h>
      <text:p text:style-name="P9">pip install kafka-python</text:p>
      <text:h text:style-name="P5" text:outline-level="3">Productor con Soporte Multi-Entorno</text:h>
      <text:p text:style-name="P9">from kafka import KafkaProducer</text:p>
      <text:p text:style-name="P9">import json</text:p>
      <text:p text:style-name="P9">import logging</text:p>
      <text:p text:style-name="P9">import os</text:p>
      <text:p text:style-name="P9"/>
      <text:p text:style-name="P9"># Configurar logging</text:p>
      <text:p text:style-name="P9">logging.basicConfig(level=logging.INFO)</text:p>
      <text:p text:style-name="P9">logger = logging.getLogger(__name__)</text:p>
      <text:p text:style-name="P9"/>
      <text:p text:style-name="P9">class OrderProducer:</text:p>
      <text:p text:style-name="P9"><text:s text:c="4"/>def __init__(self, bootstrap_servers=None):</text:p>
      <text:p text:style-name="P9"><text:s text:c="8"/>"""</text:p>
      <text:p text:style-name="P9"><text:s text:c="8"/>Inicializa el productor de Kafka con soporte multi-entorno</text:p>
      <text:p text:style-name="P9"><text:soft-page-break/><text:s text:c="8"/></text:p>
      <text:p text:style-name="P9"><text:s text:c="8"/>Args:</text:p>
      <text:p text:style-name="P9"><text:s text:c="12"/>bootstrap_servers: Servidor(es) de Kafka. Si es None, usa variable de entorno</text:p>
      <text:p text:style-name="P9"><text:s text:c="8"/>"""</text:p>
      <text:p text:style-name="P9"><text:s text:c="8"/>if bootstrap_servers is None:</text:p>
      <text:p text:style-name="P9"><text:s text:c="12"/># Leer de variable de entorno o usar valor por defecto</text:p>
      <text:p text:style-name="P9"><text:s text:c="12"/>bootstrap_servers = os.getenv('KAFKA_BOOTSTRAP_SERVERS', 'localhost:9092')</text:p>
      <text:p text:style-name="P9"><text:s text:c="8"/></text:p>
      <text:p text:style-name="P9"><text:s text:c="8"/>logger.info(f"Conectando a Kafka en: {bootstrap_servers}")</text:p>
      <text:p text:style-name="P9"><text:s text:c="8"/></text:p>
      <text:p text:style-name="P9"><text:s text:c="8"/>self.producer = KafkaProducer(</text:p>
      <text:p text:style-name="P9"><text:s text:c="12"/>bootstrap_servers=bootstrap_servers,</text:p>
      <text:p text:style-name="P9"><text:s text:c="12"/>value_serializer=lambda v: json.dumps(v).encode('utf-8'),</text:p>
      <text:p text:style-name="P9"><text:s text:c="12"/>key_serializer=lambda v: v.encode('utf-8') if v else None,</text:p>
      <text:p text:style-name="P9"><text:s text:c="12"/>acks='all', <text:s/># Esperar confirmación de todas las réplicas</text:p>
      <text:p text:style-name="P9"><text:s text:c="12"/>retries=5, <text:s text:c="3"/># Reintentar en caso de error</text:p>
      <text:p text:style-name="P9"><text:s text:c="12"/>batch_size=16384, <text:s/># Tamaño de lote en bytes</text:p>
      <text:p text:style-name="P9"><text:s text:c="12"/>linger_ms=10, <text:s/># Esperar 10ms para llenar el lote</text:p>
      <text:p text:style-name="P9"><text:s text:c="12"/>compression_type='gzip', <text:s/># Comprimir mensajes</text:p>
      <text:p text:style-name="P9"><text:s text:c="12"/>max_in_flight_requests_per_connection=5 <text:s/># Máximo mensajes en vuelo</text:p>
      <text:p text:style-name="P9"><text:s text:c="8"/>)</text:p>
      <text:p text:style-name="P9"><text:s text:c="4"/></text:p>
      <text:p text:style-name="P9"><text:s text:c="4"/>def send_order(self, topic, order_data):</text:p>
      <text:p text:style-name="P9"><text:s text:c="8"/>"""</text:p>
      <text:p text:style-name="P9"><text:s text:c="8"/>Envía una orden al topic especificado</text:p>
      <text:p text:style-name="P9"><text:soft-page-break/><text:s text:c="8"/></text:p>
      <text:p text:style-name="P9"><text:s text:c="8"/>Args:</text:p>
      <text:p text:style-name="P9"><text:s text:c="12"/>topic: Nombre del topic</text:p>
      <text:p text:style-name="P9"><text:s text:c="12"/>order_data: Diccionario con los datos de la orden</text:p>
      <text:p text:style-name="P9"><text:s text:c="8"/>"""</text:p>
      <text:p text:style-name="P9"><text:s text:c="8"/>try:</text:p>
      <text:p text:style-name="P9"><text:s text:c="12"/># Obtener key del pedido (opcional, para mantener orden por clave)</text:p>
      <text:p text:style-name="P9"><text:s text:c="12"/>order_key = order_data.get('order_id')</text:p>
      <text:p text:style-name="P9"><text:s text:c="12"/></text:p>
      <text:p text:style-name="P9"><text:s text:c="12"/># Enviar mensaje</text:p>
      <text:p text:style-name="P9"><text:s text:c="12"/>future = self.producer.send(</text:p>
      <text:p text:style-name="P9"><text:s text:c="16"/>topic,</text:p>
      <text:p text:style-name="P9"><text:s text:c="16"/>key=order_key,</text:p>
      <text:p text:style-name="P9"><text:s text:c="16"/>value=order_data</text:p>
      <text:p text:style-name="P9"><text:s text:c="12"/>)</text:p>
      <text:p text:style-name="P9"><text:s text:c="12"/></text:p>
      <text:p text:style-name="P9"><text:s text:c="12"/># Esperar confirmación (bloqueante)</text:p>
      <text:p text:style-name="P9"><text:s text:c="12"/>record_metadata = future.get(timeout=10)</text:p>
      <text:p text:style-name="P9"><text:s text:c="12"/></text:p>
      <text:p text:style-name="P9"><text:s text:c="12"/>logger.info(f"✅ Mensaje enviado exitosamente:")</text:p>
      <text:p text:style-name="P9"><text:s text:c="12"/>logger.info(f" <text:s text:c="2"/>Topic: {record_metadata.topic}")</text:p>
      <text:p text:style-name="P9"><text:s text:c="12"/>logger.info(f" <text:s text:c="2"/>Partición: {record_metadata.partition}")</text:p>
      <text:p text:style-name="P9"><text:s text:c="12"/>logger.info(f" <text:s text:c="2"/>Offset: {record_metadata.offset}")</text:p>
      <text:p text:style-name="P9"><text:s text:c="12"/>logger.info(f" <text:s text:c="2"/>Servidor: {self.producer.config['bootstrap_servers']}")</text:p>
      <text:p text:style-name="P9"><text:s text:c="12"/></text:p>
      <text:p text:style-name="P9"><text:soft-page-break/><text:s text:c="12"/>return record_metadata</text:p>
      <text:p text:style-name="P9"><text:s text:c="12"/></text:p>
      <text:p text:style-name="P9"><text:s text:c="8"/>except Exception as e:</text:p>
      <text:p text:style-name="P9"><text:s text:c="12"/>logger.error(f"❌ Error enviando mensaje: {e}")</text:p>
      <text:p text:style-name="P9"><text:s text:c="12"/>raise</text:p>
      <text:p text:style-name="P9"><text:s text:c="4"/></text:p>
      <text:p text:style-name="P9"><text:s text:c="4"/>def send_batch(self, topic, orders):</text:p>
      <text:p text:style-name="P9"><text:s text:c="8"/>"""</text:p>
      <text:p text:style-name="P9"><text:s text:c="8"/>Envía múltiples órdenes en lote</text:p>
      <text:p text:style-name="P9"><text:s text:c="8"/></text:p>
      <text:p text:style-name="P9"><text:s text:c="8"/>Args:</text:p>
      <text:p text:style-name="P9"><text:s text:c="12"/>topic: Nombre del topic</text:p>
      <text:p text:style-name="P9"><text:s text:c="12"/>orders: Lista de diccionarios con datos de órdenes</text:p>
      <text:p text:style-name="P9"><text:s text:c="8"/>"""</text:p>
      <text:p text:style-name="P9"><text:s text:c="8"/>for order in orders:</text:p>
      <text:p text:style-name="P9"><text:s text:c="12"/>self.send_order(topic, order)</text:p>
      <text:p text:style-name="P9"><text:s text:c="8"/></text:p>
      <text:p text:style-name="P9"><text:s text:c="8"/># Forzar envío de mensajes pendientes</text:p>
      <text:p text:style-name="P9"><text:s text:c="8"/>self.producer.flush()</text:p>
      <text:p text:style-name="P9"><text:s text:c="4"/></text:p>
      <text:p text:style-name="P9"><text:s text:c="4"/>def close(self):</text:p>
      <text:p text:style-name="P9"><text:s text:c="8"/>"""Cierra el productor"""</text:p>
      <text:p text:style-name="P9"><text:s text:c="8"/>self.producer.flush()</text:p>
      <text:p text:style-name="P9"><text:s text:c="8"/>self.producer.close()</text:p>
      <text:p text:style-name="P9"/>
      <text:p text:style-name="P9"><text:soft-page-break/># Ejemplo de uso con diferentes entornos</text:p>
      <text:p text:style-name="P9">if __name__ == "__main__":</text:p>
      <text:p text:style-name="P9"><text:s text:c="4"/># Datos de ejemplo</text:p>
      <text:p text:style-name="P9"><text:s text:c="4"/>order = {</text:p>
      <text:p text:style-name="P9"><text:s text:c="8"/>'order_id': 'ORD-123456',</text:p>
      <text:p text:style-name="P9"><text:s text:c="8"/>'customer_id': 'CUST-789',</text:p>
      <text:p text:style-name="P9"><text:s text:c="8"/>'amount': 1500.00,</text:p>
      <text:p text:style-name="P9"><text:s text:c="8"/>'items': ['producto1', 'producto2'],</text:p>
      <text:p text:style-name="P9"><text:s text:c="8"/>'timestamp': '2026-03-15T10:30:00'</text:p>
      <text:p text:style-name="P9"><text:s text:c="4"/>}</text:p>
      <text:p text:style-name="P9"><text:s text:c="4"/></text:p>
      <text:p text:style-name="P9"><text:s text:c="4"/># Caso 1: Conexión local (mismo servidor)</text:p>
      <text:p text:style-name="P9"><text:s text:c="4"/>print("=== Conexión Local ===")</text:p>
      <text:p text:style-name="P9"><text:s text:c="4"/>producer_local = OrderProducer('localhost:9092')</text:p>
      <text:p text:style-name="P9"><text:s text:c="4"/>try:</text:p>
      <text:p text:style-name="P9"><text:s text:c="8"/>producer_local.send_order('ordenes', order)</text:p>
      <text:p text:style-name="P9"><text:s text:c="4"/>finally:</text:p>
      <text:p text:style-name="P9"><text:s text:c="8"/>producer_local.close()</text:p>
      <text:p text:style-name="P9"><text:s text:c="4"/></text:p>
      <text:p text:style-name="P9"><text:s text:c="4"/># Caso 2: Conexión remota (otro servidor)</text:p>
      <text:p text:style-name="P9"><text:s text:c="4"/>print("\n=== Conexión Remota ===")</text:p>
      <text:p text:style-name="P9"><text:s text:c="4"/>producer_remote = OrderProducer('192.168.1.100:29092') <text:s/># IP del servidor Kafka</text:p>
      <text:p text:style-name="P9"><text:s text:c="4"/>try:</text:p>
      <text:p text:style-name="P9"><text:s text:c="8"/>producer_remote.send_order('ordenes', order)</text:p>
      <text:p text:style-name="P9"><text:s text:c="4"/>finally:</text:p>
      <text:p text:style-name="P9"><text:soft-page-break/><text:s text:c="8"/>producer_remote.close()</text:p>
      <text:p text:style-name="P9"><text:s text:c="4"/></text:p>
      <text:p text:style-name="P9"><text:s text:c="4"/># Caso 3: Usando variable de entorno (recomendado para producción)</text:p>
      <text:p text:style-name="P9"><text:s text:c="4"/>print("\n=== Usando Variable de Entorno ===")</text:p>
      <text:p text:style-name="P9"><text:s text:c="4"/># Exportar: export KAFKA_BOOTSTRAP_SERVERS="192.168.1.100:29092"</text:p>
      <text:p text:style-name="P9"><text:s text:c="4"/>producer_env = OrderProducer()</text:p>
      <text:p text:style-name="P9"><text:s text:c="4"/>try:</text:p>
      <text:p text:style-name="P9"><text:s text:c="8"/>producer_env.send_order('ordenes', order)</text:p>
      <text:p text:style-name="P9"><text:s text:c="4"/>finally:</text:p>
      <text:p text:style-name="P9"><text:s text:c="8"/>producer_env.close()</text:p>
      <text:h text:style-name="P5" text:outline-level="3">Productor con Detección Automática de Entorno</text:h>
      <text:p text:style-name="P9">class SmartOrderProducer:</text:p>
      <text:p text:style-name="P9"><text:s text:c="4"/>def __init__(self):</text:p>
      <text:p text:style-name="P9"><text:s text:c="8"/>"""</text:p>
      <text:p text:style-name="P9"><text:s text:c="8"/>Productor que detecta automáticamente si está en Docker o no</text:p>
      <text:p text:style-name="P9"><text:s text:c="8"/>"""</text:p>
      <text:p text:style-name="P9"><text:s text:c="8"/># Detectar si estamos corriendo dentro de Docker</text:p>
      <text:p text:style-name="P9"><text:s text:c="8"/>in_docker = os.path.exists('/.dockerenv')</text:p>
      <text:p text:style-name="P9"><text:s text:c="8"/></text:p>
      <text:p text:style-name="P9"><text:s text:c="8"/>if in_docker:</text:p>
      <text:p text:style-name="P9"><text:s text:c="12"/># Dentro de Docker, usar nombre del servicio</text:p>
      <text:p text:style-name="P9"><text:s text:c="12"/>bootstrap_servers = 'kafka:9092'</text:p>
      <text:p text:style-name="P9"><text:s text:c="8"/>else:</text:p>
      <text:p text:style-name="P9"><text:s text:c="12"/># Fuera de Docker, usar localhost o IP configurada</text:p>
      <text:p text:style-name="P9"><text:s text:c="12"/>bootstrap_servers = os.getenv('KAFKA_EXTERNAL_SERVERS', 'localhost:29092')</text:p>
      <text:p text:style-name="P9"><text:soft-page-break/><text:s text:c="8"/></text:p>
      <text:p text:style-name="P9"><text:s text:c="8"/>logger.info(f"Modo Docker: {in_docker}, Conectando a: {bootstrap_servers}")</text:p>
      <text:p text:style-name="P9"><text:s text:c="8"/></text:p>
      <text:p text:style-name="P9"><text:s text:c="8"/>self.producer = KafkaProducer(</text:p>
      <text:p text:style-name="P9"><text:s text:c="12"/>bootstrap_servers=bootstrap_servers,</text:p>
      <text:p text:style-name="P9"><text:s text:c="12"/>value_serializer=lambda v: json.dumps(v).encode('utf-8'),</text:p>
      <text:p text:style-name="P9"><text:s text:c="12"/>key_serializer=lambda v: v.encode('utf-8') if v else None</text:p>
      <text:p text:style-name="P9"><text:s text:c="8"/>)</text:p>
      <text:h text:style-name="P2" text:outline-level="2">6. Grupos de Consumidores</text:h>
      <text:h text:style-name="P5" text:outline-level="3">Ver Grupos de Consumidores</text:h>
      <text:p text:style-name="P9"># Local</text:p>
      <text:p text:style-name="P9">docker exec kafka /opt/kafka/bin/kafka-consumer-groups.sh \</text:p>
      <text:p text:style-name="P9"><text:s text:c="2"/>--bootstrap-server localhost:9092 --list</text:p>
      <text:p text:style-name="P9"/>
      <text:p text:style-name="P9"># Remoto</text:p>
      <text:p text:style-name="P9">kafka-consumer-groups.sh --bootstrap-server 192.168.1.100:29092 –list</text:p>
      <text:h text:style-name="P5" text:outline-level="3">Describir un Grupo (ver lag)</text:h>
      <text:p text:style-name="P9">docker exec kafka /opt/kafka/bin/kafka-consumer-groups.sh \</text:p>
      <text:p text:style-name="P9"><text:s text:c="2"/>--bootstrap-server localhost:9092 \</text:p>
      <text:p text:style-name="P9"><text:s text:c="2"/>--describe \</text:p>
      <text:p text:style-name="P9"><text:s text:c="2"/>--group procesamiento-ordenes-remoto</text:p>
      <text:p text:style-name="P9">Salida:</text:p>
      <text:p text:style-name="P9">GROUP <text:s text:c="19"/>TOPIC <text:s text:c="4"/>PARTITION <text:s/>CURRENT-OFFSET <text:s/>LOG-END-OFFSET <text:s/>LAG</text:p>
      <text:p text:style-name="P9">procesamiento-ordenes-remoto ordenes <text:s/>0 <text:s text:c="9"/>15 <text:s text:c="13"/>20 <text:s text:c="13"/>5</text:p>
      <text:p text:style-name="P9"><text:soft-page-break/>procesamiento-ordenes-remoto ordenes <text:s/>1 <text:s text:c="9"/>12 <text:s text:c="13"/>12 <text:s text:c="13"/>0</text:p>
      <text:p text:style-name="P9">procesamiento-ordenes-remoto ordenes <text:s/>2 <text:s text:c="9"/>8 <text:s text:c="14"/>10 <text:s text:c="13"/>2</text:p>
      <text:h text:style-name="P5" text:outline-level="3">Resetear Offset de un Grupo</text:h>
      <text:p text:style-name="P9"># Resetear al principio</text:p>
      <text:p text:style-name="P9">kafka-consumer-groups.sh --bootstrap-server 192.168.1.100:29092 \</text:p>
      <text:p text:style-name="P9"><text:s text:c="2"/>--group procesamiento-ordenes-remoto \</text:p>
      <text:p text:style-name="P9"><text:s text:c="2"/>--topic ordenes \</text:p>
      <text:p text:style-name="P9"><text:s text:c="2"/>--reset-offsets \</text:p>
      <text:p text:style-name="P9"><text:s text:c="2"/>--to-earliest \</text:p>
      <text:p text:style-name="P9"><text:s text:c="2"/>--execute</text:p>
      <text:p text:style-name="P9"/>
      <text:p text:style-name="P9"># Resetear a fecha específica</text:p>
      <text:p text:style-name="P9">kafka-consumer-groups.sh --bootstrap-server 192.168.1.100:29092 \</text:p>
      <text:p text:style-name="P9"><text:s text:c="2"/>--group procesamiento-ordenes-remoto \</text:p>
      <text:p text:style-name="P9"><text:s text:c="2"/>--topic ordenes \</text:p>
      <text:p text:style-name="P9"><text:s text:c="2"/>--reset-offsets \</text:p>
      <text:p text:style-name="P9"><text:s text:c="2"/>--to-datetime 2026-03-15T10:00:00.000 \</text:p>
      <text:p text:style-name="P9"><text:s text:c="2"/>--execute</text:p>
      <text:p text:style-name="P9"/>
      <text:h text:style-name="P2" text:outline-level="2">Consideraciones con Docker</text:h>
      <text:h text:style-name="P5" text:outline-level="3">docker-compose.yml ACTUALIZADO (con soporte externo)</text:h>
      <text:p text:style-name="P9">version: '3.8'</text:p>
      <text:p text:style-name="P9">services:</text:p>
      <text:p text:style-name="P9"><text:s text:c="2"/>kafka:</text:p>
      <text:p text:style-name="P9"><text:soft-page-break/><text:s text:c="4"/>image: apache/kafka:latest</text:p>
      <text:p text:style-name="P9"><text:s text:c="4"/>container_name: kafka</text:p>
      <text:p text:style-name="P9"><text:s text:c="4"/>ports:</text:p>
      <text:p text:style-name="P9"><text:s text:c="6"/>- "9092:9092" <text:s text:c="3"/># Puerto para conexiones internas/localhost</text:p>
      <text:p text:style-name="P9"><text:s text:c="6"/>- "29092:29092" <text:s text:c="2"/># Puerto para conexiones externas (otros hosts)</text:p>
      <text:p text:style-name="P9"><text:s text:c="4"/>environment:</text:p>
      <text:p text:style-name="P9"><text:s text:c="6"/>KAFKA_NODE_ID: 1</text:p>
      <text:p text:style-name="P9"><text:s text:c="6"/>KAFKA_PROCESS_ROLES: broker,controller</text:p>
      <text:p text:style-name="P9"><text:s text:c="6"/>KAFKA_CONTROLLER_QUORUM_VOTERS: 1@kafka:9093</text:p>
      <text:p text:style-name="P9"><text:s text:c="6"/>KAFKA_CONTROLLER_LISTENER_NAMES: CONTROLLER</text:p>
      <text:p text:style-name="P9"><text:s text:c="6"/></text:p>
      <text:p text:style-name="P9"><text:s text:c="6"/># Listeners para diferentes tipos de conexión</text:p>
      <text:p text:style-name="P9"><text:s text:c="6"/>KAFKA_LISTENERS: |</text:p>
      <text:p text:style-name="P9"><text:s text:c="8"/>PLAINTEXT://0.0.0.0:9092,</text:p>
      <text:p text:style-name="P9"><text:s text:c="8"/>CONTROLLER://0.0.0.0:9093,</text:p>
      <text:p text:style-name="P9"><text:s text:c="8"/>EXTERNAL://0.0.0.0:29092</text:p>
      <text:p text:style-name="P9"><text:s text:c="6"/></text:p>
      <text:p text:style-name="P9"><text:s text:c="6"/># Publicidad de listeners (CRÍTICO para conexiones externas)</text:p>
      <text:p text:style-name="P9"><text:s text:c="6"/># Reemplaza 192.168.1.100 con la IP REAL de tu servidor</text:p>
      <text:p text:style-name="P9"><text:s text:c="6"/>KAFKA_ADVERTISED_LISTENERS: |</text:p>
      <text:p text:style-name="P9"><text:s text:c="8"/>PLAINTEXT://kafka:9092,</text:p>
      <text:p text:style-name="P9"><text:s text:c="8"/>EXTERNAL://192.168.1.100:29092</text:p>
      <text:p text:style-name="P9"><text:s text:c="6"/></text:p>
      <text:p text:style-name="P9"><text:s text:c="6"/>KAFKA_LISTENER_SECURITY_PROTOCOL_MAP: |</text:p>
      <text:p text:style-name="P9"><text:s text:c="8"/>CONTROLLER:PLAINTEXT,</text:p>
      <text:p text:style-name="P9"><text:soft-page-break/><text:s text:c="8"/>PLAINTEXT:PLAINTEXT,</text:p>
      <text:p text:style-name="P9"><text:s text:c="8"/>EXTERNAL:PLAINTEXT</text:p>
      <text:p text:style-name="P9"><text:s text:c="6"/></text:p>
      <text:p text:style-name="P9"><text:s text:c="6"/>KAFKA_INTER_BROKER_LISTENER_NAME: PLAINTEXT</text:p>
      <text:p text:style-name="P9"><text:s text:c="6"/>KAFKA_OFFSETS_TOPIC_REPLICATION_FACTOR: 1</text:p>
      <text:p text:style-name="P9"><text:s text:c="6"/>KAFKA_TRANSACTION_STATE_LOG_REPLICATION_FACTOR: 1</text:p>
      <text:p text:style-name="P9"><text:s text:c="6"/>KAFKA_TRANSACTION_STATE_LOG_MIN_ISR: 1</text:p>
      <text:p text:style-name="P9"><text:s text:c="6"/>KAFKA_CLUSTER_ID: "5L6g3nShT-eMCtK--X86sw"</text:p>
      <text:p text:style-name="P9"><text:s text:c="4"/>volumes:</text:p>
      <text:p text:style-name="P9"><text:s text:c="6"/>- kafka_data:/var/lib/kafka/data</text:p>
      <text:p text:style-name="P9"><text:s text:c="4"/>networks:</text:p>
      <text:p text:style-name="P9"><text:s text:c="6"/>- kafka-network</text:p>
      <text:p text:style-name="P9"><text:s text:c="4"/>restart: unless-stopped</text:p>
      <text:p text:style-name="P9"/>
      <text:p text:style-name="P9"><text:s text:c="2"/>kafka-ui:</text:p>
      <text:p text:style-name="P9"><text:s text:c="4"/>image: provectuslabs/kafka-ui:latest</text:p>
      <text:p text:style-name="P9"><text:s text:c="4"/>container_name: kafka-ui</text:p>
      <text:p text:style-name="P9"><text:s text:c="4"/>ports:</text:p>
      <text:p text:style-name="P9"><text:s text:c="6"/>- "8080:8080"</text:p>
      <text:p text:style-name="P9"><text:s text:c="4"/>environment:</text:p>
      <text:p text:style-name="P9"><text:s text:c="6"/>KAFKA_CLUSTERS_0_NAME: local</text:p>
      <text:p text:style-name="P9"><text:s text:c="6"/>KAFKA_CLUSTERS_0_BOOTSTRAPSERVERS: kafka:9092 <text:s/># Usa listener interno</text:p>
      <text:p text:style-name="P9"><text:s text:c="4"/>depends_on:</text:p>
      <text:p text:style-name="P9"><text:s text:c="6"/>- kafka</text:p>
      <text:p text:style-name="P9"><text:s text:c="4"/>networks:</text:p>
      <text:p text:style-name="P9"><text:soft-page-break/><text:s text:c="6"/>- kafka-network</text:p>
      <text:p text:style-name="P9"><text:s text:c="4"/>restart: unless-stopped</text:p>
      <text:p text:style-name="P9"/>
      <text:p text:style-name="P9">networks:</text:p>
      <text:p text:style-name="P9"><text:s text:c="2"/>kafka-network:</text:p>
      <text:p text:style-name="P9"><text:s text:c="4"/>driver: bridge</text:p>
      <text:p text:style-name="P9"/>
      <text:p text:style-name="P9">volumes:</text:p>
      <text:p text:style-name="P9"><text:s text:c="2"/>kafka_data:</text:p>
      <text:p text:style-name="P9"><text:s text:c="4"/>driver: local</text:p>
      <text:h text:style-name="P5" text:outline-level="3">Configuración por Entorno para Microservicios</text:h>
      <text:p text:style-name="P9"><text:span text:style-name="Strong_20_Emphasis">Dockerfile de</text:span><text:span text:style-name="Strong_20_Emphasis"><text:span text:style-name="T3">l </text:span></text:span><text:span text:style-name="Strong_20_Emphasis">microservicio:</text:span></text:p>
      <text:p text:style-name="P9"><text:span text:style-name="Strong_20_Emphasis"><text:span text:style-name="T2">FROM python:3.9-slim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2">WORKDIR /app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2">COPY requirements.txt .</text:span></text:span></text:p>
      <text:p text:style-name="P9"><text:span text:style-name="Strong_20_Emphasis"><text:span text:style-name="T2">RUN pip install -r requirements.txt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2">COPY . .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2"># Usar variable de entorno para configuración de Kafka</text:span></text:span></text:p>
      <text:p text:style-name="P9"><text:span text:style-name="Strong_20_Emphasis"><text:span text:style-name="T2">ENV KAFKA_BOOTSTRAP_SERVERS="kafka:9092"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2">CMD ["python", "app.py"]</text:span></text:span></text:p>
      <text:p text:style-name="P9"><text:soft-page-break/><text:span text:style-name="Strong_20_Emphasis">docker-compose para microservicio:</text:span></text:p>
      <text:p text:style-name="P9"><text:span text:style-name="Strong_20_Emphasis"><text:span text:style-name="T2">version: '3.8'</text:span></text:span></text:p>
      <text:p text:style-name="P9"><text:span text:style-name="Strong_20_Emphasis"><text:span text:style-name="T2">services:</text:span></text:span></text:p>
      <text:p text:style-name="P9"><text:span text:style-name="Strong_20_Emphasis"><text:span text:style-name="T2"><text:s text:c="2"/>tu-microservicio:</text:span></text:span></text:p>
      <text:p text:style-name="P9"><text:span text:style-name="Strong_20_Emphasis"><text:span text:style-name="T2"><text:s text:c="4"/>build: .</text:span></text:span></text:p>
      <text:p text:style-name="P9"><text:span text:style-name="Strong_20_Emphasis"><text:span text:style-name="T2"><text:s text:c="4"/>container_name: mi-app</text:span></text:span></text:p>
      <text:p text:style-name="P9"><text:span text:style-name="Strong_20_Emphasis"><text:span text:style-name="T2"><text:s text:c="4"/>depends_on:</text:span></text:span></text:p>
      <text:p text:style-name="P9"><text:span text:style-name="Strong_20_Emphasis"><text:span text:style-name="T2"><text:s text:c="6"/>- kafka</text:span></text:span></text:p>
      <text:p text:style-name="P9"><text:span text:style-name="Strong_20_Emphasis"><text:span text:style-name="T2"><text:s text:c="4"/>environment:</text:span></text:span></text:p>
      <text:p text:style-name="P9"><text:span text:style-name="Strong_20_Emphasis"><text:span text:style-name="T2"><text:s text:c="6"/># Dentro de Docker, usar nombre del servicio</text:span></text:span></text:p>
      <text:p text:style-name="P9"><text:span text:style-name="Strong_20_Emphasis"><text:span text:style-name="T2"><text:s text:c="6"/>KAFKA_BOOTSTRAP_SERVERS: kafka:9092</text:span></text:span></text:p>
      <text:p text:style-name="P9"><text:span text:style-name="Strong_20_Emphasis"><text:span text:style-name="T2"><text:s text:c="4"/>networks:</text:span></text:span></text:p>
      <text:p text:style-name="P9"><text:span text:style-name="Strong_20_Emphasis"><text:span text:style-name="T2"><text:s text:c="6"/>- kafka-network</text:span></text:span></text:p>
      <text:p text:style-name="P9"><text:span text:style-name="Strong_20_Emphasis"><text:span text:style-name="T2"><text:s text:c="4"/># ... resto de configuración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2">networks:</text:span></text:span></text:p>
      <text:p text:style-name="P9"><text:span text:style-name="Strong_20_Emphasis"><text:span text:style-name="T2"><text:s text:c="2"/>kafka-network:</text:span></text:span></text:p>
      <text:p text:style-name="P9"><text:span text:style-name="Strong_20_Emphasis"><text:span text:style-name="T2"><text:s text:c="4"/>external: true <text:s/># Usar la red creada por Kafka</text:span></text:span></text:p>
      <text:h text:style-name="P2" text:outline-level="2">8. Conexión desde Otros Hosts</text:h>
      <text:h text:style-name="P5" text:outline-level="3">Configuración Necesaria en el Servidor Kafka</text:h>
      <text:p text:style-name="P9">Para que otros servidores puedan conectarse a tu Kafka, necesitas:</text:p>
      <text:list text:style-name="L4">
        <text:list-item>
          <text:p text:style-name="P17"><text:span text:style-name="Strong_20_Emphasis">IP Pública/Accesible</text:span>: El servidor Kafka debe tener una IP que los clientes puedan alcanzar</text:p>
        </text:list-item>
        <text:list-item>
          <text:p text:style-name="P17"><text:span text:style-name="Strong_20_Emphasis">Puerto abierto</text:span>: El puerto externo (29092) debe estar abierto en el firewall</text:p>
        </text:list-item>
        <text:list-item>
          <text:p text:style-name="P17"><text:span text:style-name="Strong_20_Emphasis">Listener externo configurado</text:span>: Ya lo incluimos en el docker-compose.yml</text:p>
        </text:list-item>
      </text:list>
      <text:h text:style-name="P5" text:outline-level="3"><text:soft-page-break/>Verificar Configuración desde el Servidor Kafka</text:h>
      <text:p text:style-name="P9"># Verificar que Kafka está escuchando en el puerto externo</text:p>
      <text:p text:style-name="P9">sudo netstat -tlnp | grep 29092</text:p>
      <text:p text:style-name="P9"/>
      <text:p text:style-name="P9"># Verificar configuración de listeners</text:p>
      <text:p text:style-name="P9">docker exec kafka cat /etc/kafka/kraft/server.properties | grep -i listener</text:p>
      <text:p text:style-name="P9"/>
      <text:p text:style-name="P9"># Probar conexión local al puerto externo</text:p>
      <text:p text:style-name="P9">nc -zv localhost 29092</text:p>
      <text:h text:style-name="P5" text:outline-level="3">Configurar Firewall (ejemplo con ufw)</text:h>
      <text:p text:style-name="P9"># Abrir puerto externo</text:p>
      <text:p text:style-name="P9">sudo ufw allow 29092/tcp</text:p>
      <text:p text:style-name="P9"/>
      <text:p text:style-name="P9"># Verificar reglas</text:p>
      <text:p text:style-name="P9">sudo ufw status</text:p>
      <text:h text:style-name="P5" text:outline-level="3">Probar Conexión desde el Cliente Remoto</text:h>
      <text:p text:style-name="P9"># Instalar herramientas de Kafka (si no están)</text:p>
      <text:p text:style-name="P9">wget https://downloads.apache.org/kafka/3.5.0/kafka_2.13-3.5.0.tgz</text:p>
      <text:p text:style-name="P9">tar -xzf kafka_2.13-3.5.0.tgz</text:p>
      <text:p text:style-name="P9">cd kafka_2.13-3.5.0</text:p>
      <text:p text:style-name="P9"/>
      <text:p text:style-name="P9"># Probar conexión</text:p>
      <text:p text:style-name="P9">bin/kafka-topics.sh --bootstrap-server 192.168.1.100:29092 –list</text:p>
      <text:p text:style-name="P9"><text:span text:style-name="Strong_20_Emphasis">Script Python para probar conexión remota:</text:span></text:p>
      <text:p text:style-name="P9"><text:span text:style-name="Strong_20_Emphasis"><text:span text:style-name="T2"># test_remote_connection.py</text:span></text:span></text:p>
      <text:p text:style-name="P9"><text:soft-page-break/><text:span text:style-name="Strong_20_Emphasis"><text:span text:style-name="T2">from kafka import KafkaProducer, KafkaConsumer</text:span></text:span></text:p>
      <text:p text:style-name="P9"><text:span text:style-name="Strong_20_Emphasis"><text:span text:style-name="T2">from kafka.errors import NoBrokersAvailable</text:span></text:span></text:p>
      <text:p text:style-name="P9"><text:span text:style-name="Strong_20_Emphasis"><text:span text:style-name="T2">import socket</text:span></text:span></text:p>
      <text:p text:style-name="P9"><text:span text:style-name="Strong_20_Emphasis"><text:span text:style-name="T2">import sys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2">def test_connection(host, port):</text:span></text:span></text:p>
      <text:p text:style-name="P9"><text:span text:style-name="Strong_20_Emphasis"><text:span text:style-name="T2"><text:s text:c="4"/>"""Prueba conectividad TCP básica"""</text:span></text:span></text:p>
      <text:p text:style-name="P9"><text:span text:style-name="Strong_20_Emphasis"><text:span text:style-name="T2"><text:s text:c="4"/>try:</text:span></text:span></text:p>
      <text:p text:style-name="P9"><text:span text:style-name="Strong_20_Emphasis"><text:span text:style-name="T2"><text:s text:c="8"/>sock = socket.socket(socket.AF_INET, socket.SOCK_STREAM)</text:span></text:span></text:p>
      <text:p text:style-name="P9"><text:span text:style-name="Strong_20_Emphasis"><text:span text:style-name="T2"><text:s text:c="8"/>sock.settimeout(5)</text:span></text:span></text:p>
      <text:p text:style-name="P9"><text:span text:style-name="Strong_20_Emphasis"><text:span text:style-name="T2"><text:s text:c="8"/>result = sock.connect_ex((host, port))</text:span></text:span></text:p>
      <text:p text:style-name="P9"><text:span text:style-name="Strong_20_Emphasis"><text:span text:style-name="T2"><text:s text:c="8"/>if result == 0:</text:span></text:span></text:p>
      <text:p text:style-name="P9"><text:span text:style-name="Strong_20_Emphasis"><text:span text:style-name="T2"><text:s text:c="12"/>print(f"✅ Puerto {port} abierto en {host}")</text:span></text:span></text:p>
      <text:p text:style-name="P9"><text:span text:style-name="Strong_20_Emphasis"><text:span text:style-name="T2"><text:s text:c="8"/>else:</text:span></text:span></text:p>
      <text:p text:style-name="P9"><text:span text:style-name="Strong_20_Emphasis"><text:span text:style-name="T2"><text:s text:c="12"/>print(f"❌ No se puede conectar a {host}:{port} (código: {result})")</text:span></text:span></text:p>
      <text:p text:style-name="P9"><text:span text:style-name="Strong_20_Emphasis"><text:span text:style-name="T2"><text:s text:c="8"/>sock.close()</text:span></text:span></text:p>
      <text:p text:style-name="P9"><text:span text:style-name="Strong_20_Emphasis"><text:span text:style-name="T2"><text:s text:c="8"/>return result == 0</text:span></text:span></text:p>
      <text:p text:style-name="P9"><text:span text:style-name="Strong_20_Emphasis"><text:span text:style-name="T2"><text:s text:c="4"/>except Exception as e:</text:span></text:span></text:p>
      <text:p text:style-name="P9"><text:span text:style-name="Strong_20_Emphasis"><text:span text:style-name="T2"><text:s text:c="8"/>print(f"❌ Error: {e}")</text:span></text:span></text:p>
      <text:p text:style-name="P9"><text:span text:style-name="Strong_20_Emphasis"><text:span text:style-name="T2"><text:s text:c="8"/>return False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2">def test_kafka_connection(bootstrap_servers):</text:span></text:span></text:p>
      <text:p text:style-name="P9"><text:span text:style-name="Strong_20_Emphasis"><text:span text:style-name="T2"><text:s text:c="4"/>"""Prueba conexión con Kafka"""</text:span></text:span></text:p>
      <text:p text:style-name="P9"><text:span text:style-name="Strong_20_Emphasis"><text:span text:style-name="T2"><text:s text:c="4"/>try:</text:span></text:span></text:p>
      <text:p text:style-name="P9"><text:span text:style-name="Strong_20_Emphasis"><text:span text:style-name="T2"><text:s text:c="8"/>producer = KafkaProducer(</text:span></text:span></text:p>
      <text:p text:style-name="P9"><text:soft-page-break/><text:span text:style-name="Strong_20_Emphasis"><text:span text:style-name="T2"><text:s text:c="12"/>bootstrap_servers=bootstrap_servers,</text:span></text:span></text:p>
      <text:p text:style-name="P9"><text:span text:style-name="Strong_20_Emphasis"><text:span text:style-name="T2"><text:s text:c="12"/>max_block_ms=5000</text:span></text:span></text:p>
      <text:p text:style-name="P9"><text:span text:style-name="Strong_20_Emphasis"><text:span text:style-name="T2"><text:s text:c="8"/>)</text:span></text:span></text:p>
      <text:p text:style-name="P9"><text:span text:style-name="Strong_20_Emphasis"><text:span text:style-name="T2"><text:s text:c="8"/>producer.close()</text:span></text:span></text:p>
      <text:p text:style-name="P9"><text:span text:style-name="Strong_20_Emphasis"><text:span text:style-name="T2"><text:s text:c="8"/>print(f"✅ Conexión Kafka exitosa a {bootstrap_servers}")</text:span></text:span></text:p>
      <text:p text:style-name="P9"><text:span text:style-name="Strong_20_Emphasis"><text:span text:style-name="T2"><text:s text:c="8"/>return True</text:span></text:span></text:p>
      <text:p text:style-name="P9"><text:span text:style-name="Strong_20_Emphasis"><text:span text:style-name="T2"><text:s text:c="4"/>except NoBrokersAvailable:</text:span></text:span></text:p>
      <text:p text:style-name="P9"><text:span text:style-name="Strong_20_Emphasis"><text:span text:style-name="T2"><text:s text:c="8"/>print(f"❌ No se puede conectar a Kafka en {bootstrap_servers}")</text:span></text:span></text:p>
      <text:p text:style-name="P9"><text:span text:style-name="Strong_20_Emphasis"><text:span text:style-name="T2"><text:s text:c="8"/>return False</text:span></text:span></text:p>
      <text:p text:style-name="P9"><text:span text:style-name="Strong_20_Emphasis"><text:span text:style-name="T2"><text:s text:c="4"/>except Exception as e:</text:span></text:span></text:p>
      <text:p text:style-name="P9"><text:span text:style-name="Strong_20_Emphasis"><text:span text:style-name="T2"><text:s text:c="8"/>print(f"❌ Error: {e}")</text:span></text:span></text:p>
      <text:p text:style-name="P9"><text:span text:style-name="Strong_20_Emphasis"><text:span text:style-name="T2"><text:s text:c="8"/>return False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2">if __name__ == "__main__":</text:span></text:span></text:p>
      <text:p text:style-name="P9"><text:span text:style-name="Strong_20_Emphasis"><text:span text:style-name="T2"><text:s text:c="4"/>KAFKA_HOST = "192.168.1.100" <text:s/># IP de tu servidor Kafka</text:span></text:span></text:p>
      <text:p text:style-name="P9"><text:span text:style-name="Strong_20_Emphasis"><text:span text:style-name="T2"><text:s text:c="4"/>KAFKA_PORT = 29092</text:span></text:span></text:p>
      <text:p text:style-name="P9"><text:span text:style-name="Strong_20_Emphasis"><text:span text:style-name="T2"><text:s text:c="4"/></text:span></text:span></text:p>
      <text:p text:style-name="P9"><text:span text:style-name="Strong_20_Emphasis"><text:span text:style-name="T2"><text:s text:c="4"/>print(f"Probando conexión a Kafka en {KAFKA_HOST}:{KAFKA_PORT}")</text:span></text:span></text:p>
      <text:p text:style-name="P9"><text:span text:style-name="Strong_20_Emphasis"><text:span text:style-name="T2"><text:s text:c="4"/>print("-" * 50)</text:span></text:span></text:p>
      <text:p text:style-name="P9"><text:span text:style-name="Strong_20_Emphasis"><text:span text:style-name="T2"><text:s text:c="4"/></text:span></text:span></text:p>
      <text:p text:style-name="P9"><text:span text:style-name="Strong_20_Emphasis"><text:span text:style-name="T2"><text:s text:c="4"/># Probar conectividad TCP</text:span></text:span></text:p>
      <text:p text:style-name="P9"><text:span text:style-name="Strong_20_Emphasis"><text:span text:style-name="T2"><text:s text:c="4"/>if test_connection(KAFKA_HOST, KAFKA_PORT):</text:span></text:span></text:p>
      <text:p text:style-name="P9"><text:span text:style-name="Strong_20_Emphasis"><text:span text:style-name="T2"><text:s text:c="8"/># Probar conexión Kafka</text:span></text:span></text:p>
      <text:p text:style-name="P9"><text:span text:style-name="Strong_20_Emphasis"><text:span text:style-name="T2"><text:s text:c="8"/>test_kafka_connection(f"{KAFKA_HOST}:{KAFKA_PORT}")</text:span></text:span></text:p>
      <text:h text:style-name="P18" text:outline-level="3"><text:soft-page-break/><text:span text:style-name="Strong_20_Emphasis"><text:span text:style-name="T5">E</text:span></text:span><text:span text:style-name="Strong_20_Emphasis"><text:span text:style-name="T6">jemplo de Configuración para Cliente Remoto</text:span></text:span></text:h>
      <text:p text:style-name="P9"><text:span text:style-name="Strong_20_Emphasis">config.py para aplicación:</text:span></text:p>
      <text:p text:style-name="P9"><text:span text:style-name="Strong_20_Emphasis"><text:span text:style-name="T2">import os</text:span></text:span></text:p>
      <text:p text:style-name="P9"><text:span text:style-name="Strong_20_Emphasis"><text:span text:style-name="T2">import socket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2">class KafkaConfig:</text:span></text:span></text:p>
      <text:p text:style-name="P9"><text:span text:style-name="Strong_20_Emphasis"><text:span text:style-name="T2"><text:s text:c="4"/>@staticmethod</text:span></text:span></text:p>
      <text:p text:style-name="P9"><text:span text:style-name="Strong_20_Emphasis"><text:span text:style-name="T2"><text:s text:c="4"/>def get_bootstrap_servers():</text:span></text:span></text:p>
      <text:p text:style-name="P9"><text:span text:style-name="Strong_20_Emphasis"><text:span text:style-name="T2"><text:s text:c="8"/>"""</text:span></text:span></text:p>
      <text:p text:style-name="P9"><text:span text:style-name="Strong_20_Emphasis"><text:span text:style-name="T2"><text:s text:c="8"/>Determina los servidores de Kafka según el entorno</text:span></text:span></text:p>
      <text:p text:style-name="P9"><text:span text:style-name="Strong_20_Emphasis"><text:span text:style-name="T2"><text:s text:c="8"/>"""</text:span></text:span></text:p>
      <text:p text:style-name="P9"><text:span text:style-name="Strong_20_Emphasis"><text:span text:style-name="T2"><text:s text:c="8"/># Variable de entorno tiene prioridad</text:span></text:span></text:p>
      <text:p text:style-name="P9"><text:span text:style-name="Strong_20_Emphasis"><text:span text:style-name="T2"><text:s text:c="8"/>env_servers = os.getenv('KAFKA_BOOTSTRAP_SERVERS')</text:span></text:span></text:p>
      <text:p text:style-name="P9"><text:span text:style-name="Strong_20_Emphasis"><text:span text:style-name="T2"><text:s text:c="8"/>if env_servers:</text:span></text:span></text:p>
      <text:p text:style-name="P9"><text:span text:style-name="Strong_20_Emphasis"><text:span text:style-name="T2"><text:s text:c="12"/>return env_servers</text:span></text:span></text:p>
      <text:p text:style-name="P9"><text:span text:style-name="Strong_20_Emphasis"><text:span text:style-name="T2"><text:s text:c="8"/></text:span></text:span></text:p>
      <text:p text:style-name="P9"><text:span text:style-name="Strong_20_Emphasis"><text:span text:style-name="T2"><text:s text:c="8"/># Detectar si estamos en el mismo servidor que Kafka</text:span></text:span></text:p>
      <text:p text:style-name="P9"><text:span text:style-name="Strong_20_Emphasis"><text:span text:style-name="T2"><text:s text:c="8"/>try:</text:span></text:span></text:p>
      <text:p text:style-name="P9"><text:span text:style-name="Strong_20_Emphasis"><text:span text:style-name="T2"><text:s text:c="12"/># Intentar conexión local primero</text:span></text:span></text:p>
      <text:p text:style-name="P9"><text:span text:style-name="Strong_20_Emphasis"><text:span text:style-name="T2"><text:s text:c="12"/>sock = socket.socket(socket.AF_INET, socket.SOCK_STREAM)</text:span></text:span></text:p>
      <text:p text:style-name="P9"><text:span text:style-name="Strong_20_Emphasis"><text:span text:style-name="T2"><text:s text:c="12"/>sock.settimeout(1)</text:span></text:span></text:p>
      <text:p text:style-name="P9"><text:span text:style-name="Strong_20_Emphasis"><text:span text:style-name="T2"><text:s text:c="12"/>result = sock.connect_ex(('localhost', 9092))</text:span></text:span></text:p>
      <text:p text:style-name="P9"><text:span text:style-name="Strong_20_Emphasis"><text:span text:style-name="T2"><text:s text:c="12"/>sock.close()</text:span></text:span></text:p>
      <text:p text:style-name="P9"><text:span text:style-name="Strong_20_Emphasis"><text:span text:style-name="T2"><text:s text:c="12"/></text:span></text:span></text:p>
      <text:p text:style-name="P9"><text:span text:style-name="Strong_20_Emphasis"><text:span text:style-name="T2"><text:s text:c="12"/>if result == 0:</text:span></text:span></text:p>
      <text:p text:style-name="P9"><text:soft-page-break/><text:span text:style-name="Strong_20_Emphasis"><text:span text:style-name="T2"><text:s text:c="16"/>return 'localhost:9092' <text:s/># Mismo servidor</text:span></text:span></text:p>
      <text:p text:style-name="P9"><text:span text:style-name="Strong_20_Emphasis"><text:span text:style-name="T2"><text:s text:c="8"/>except:</text:span></text:span></text:p>
      <text:p text:style-name="P9"><text:span text:style-name="Strong_20_Emphasis"><text:span text:style-name="T2"><text:s text:c="12"/>pass</text:span></text:span></text:p>
      <text:p text:style-name="P9"><text:span text:style-name="Strong_20_Emphasis"><text:span text:style-name="T2"><text:s text:c="8"/></text:span></text:span></text:p>
      <text:p text:style-name="P9"><text:span text:style-name="Strong_20_Emphasis"><text:span text:style-name="T2"><text:s text:c="8"/># Por defecto, usar IP del servidor Kafka remoto</text:span></text:span></text:p>
      <text:p text:style-name="P9"><text:span text:style-name="Strong_20_Emphasis"><text:span text:style-name="T2"><text:s text:c="8"/># En producción, esto vendría de un service discovery / configuración</text:span></text:span></text:p>
      <text:p text:style-name="P9"><text:span text:style-name="Strong_20_Emphasis"><text:span text:style-name="T2"><text:s text:c="8"/>return os.getenv('KAFKA_REMOTE_SERVERS', '192.168.1.100:29092')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2"># Uso en tu código</text:span></text:span></text:p>
      <text:p text:style-name="P9"><text:span text:style-name="Strong_20_Emphasis"><text:span text:style-name="T2">bootstrap_servers = KafkaConfig.get_bootstrap_servers()</text:span></text:span></text:p>
      <text:p text:style-name="P9"><text:span text:style-name="Strong_20_Emphasis"><text:span text:style-name="T2">producer = KafkaProducer(bootstrap_servers=bootstrap_servers)</text:span></text:span></text:p>
      <text:h text:style-name="P2" text:outline-level="2"><text:span text:style-name="Strong_20_Emphasis"><text:span text:style-name="T6">9. Buenas Prácticas</text:span></text:span></text:h>
      <text:h text:style-name="P5" text:outline-level="3"><text:span text:style-name="Strong_20_Emphasis"><text:span text:style-name="T6">1. Diseño de Topics</text:span></text:span></text:h>
      <text:list text:style-name="L5">
        <text:list-item>
          <text:p text:style-name="P19"><text:span text:style-name="Strong_20_Emphasis">Nombres descriptivos</text:span>: <text:span text:style-name="Source_20_Text"><text:span text:style-name="T4">ordenes-creadas</text:span></text:span><text:span text:style-name="T2">, </text:span><text:span text:style-name="Source_20_Text"><text:span text:style-name="T4">pagos-procesados</text:span></text:span><text:span text:style-name="T2">, </text:span><text:span text:style-name="Source_20_Text"><text:span text:style-name="T4">inventario-actualizado</text:span></text:span></text:p>
        </text:list-item>
        <text:list-item>
          <text:p text:style-name="P19"><text:span text:style-name="Strong_20_Emphasis">Particiones suficientes</text:span>: <text:span text:style-name="T2">Al menos el número de consumidores esperados × 2</text:span></text:p>
        </text:list-item>
        <text:list-item>
          <text:p text:style-name="P19"><text:span text:style-name="Strong_20_Emphasis">Retención</text:span>: <text:span text:style-name="T2">Configurar según necesidades (7 días por defecto)</text:span></text:p>
        </text:list-item>
      </text:list>
      <text:p text:style-name="P20"/>
      <text:h text:style-name="P21" text:outline-level="3">2. Productor - Mejores Prácticas</text:h>
      <text:p text:style-name="P20"># Configuración recomendada para producción</text:p>
      <text:p text:style-name="P20">producer = KafkaProducer(</text:p>
      <text:p text:style-name="P20"><text:s text:c="4"/>bootstrap_servers=servers,</text:p>
      <text:p text:style-name="P20"><text:s text:c="4"/>acks='all', <text:s text:c="13"/># Esperar confirmación de todas las réplicas</text:p>
      <text:p text:style-name="P20"><text:s text:c="4"/>retries=5, <text:s text:c="15"/># Reintentar en errores transitorios</text:p>
      <text:p text:style-name="P20"><text:s text:c="4"/>batch_size=32768, <text:s text:c="8"/># 32KB batch</text:p>
      <text:p text:style-name="P20"><text:soft-page-break/><text:s text:c="4"/>linger_ms=20, <text:s text:c="12"/># Esperar 20ms para llenar batch</text:p>
      <text:p text:style-name="P20"><text:s text:c="4"/>compression_type='snappy', # Comprimir mensajes</text:p>
      <text:p text:style-name="P20"><text:s text:c="4"/>max_in_flight_requests_per_connection=5 <text:s/># Máximo 5 mensajes en vuelo</text:p>
      <text:p text:style-name="P20">)</text:p>
      <text:h text:style-name="P21" text:outline-level="3">3. Consumidor - Mejores Prácticas</text:h>
      <text:p text:style-name="P20"># Procesamiento idempotente (CRÍTICO para conexiones remotas)</text:p>
      <text:p text:style-name="P20">def process_message(message):</text:p>
      <text:p text:style-name="P20"><text:s text:c="4"/>order_id = message['order_id']</text:p>
      <text:p text:style-name="P20"><text:s text:c="4"/></text:p>
      <text:p text:style-name="P20"><text:s text:c="4"/># Verificar si ya procesamos este mensaje</text:p>
      <text:p text:style-name="P20"><text:s text:c="4"/># (las redes pueden causar duplicados)</text:p>
      <text:p text:style-name="P20"><text:s text:c="4"/>if redis_client.sismember('processed_orders', order_id):</text:p>
      <text:p text:style-name="P20"><text:s text:c="8"/>logger.info(f"Orden {order_id} ya procesada, ignorando")</text:p>
      <text:p text:style-name="P20"><text:s text:c="8"/>return</text:p>
      <text:p text:style-name="P20"><text:s text:c="4"/></text:p>
      <text:p text:style-name="P20"><text:s text:c="4"/># Procesar orden</text:p>
      <text:p text:style-name="P20"><text:s text:c="4"/>save_to_database(message)</text:p>
      <text:p text:style-name="P20"><text:s text:c="4"/></text:p>
      <text:p text:style-name="P20"><text:s text:c="4"/># Marcar como procesada</text:p>
      <text:p text:style-name="P20"><text:s text:c="4"/>redis_client.sadd('processed_orders', order_id)</text:p>
      <text:p text:style-name="P20"><text:s text:c="4"/>redis_client.expire('processed_orders', 86400) <text:s/># Expirar después de 24h</text:p>
      <text:h text:style-name="P21" text:outline-level="3">4. Manejo de Reconexiones para Clientes Remotos</text:h>
      <text:p text:style-name="P20">class ResilientKafkaClient:</text:p>
      <text:p text:style-name="P20"><text:s text:c="4"/>def __init__(self, bootstrap_servers):</text:p>
      <text:p text:style-name="P20"><text:s text:c="8"/>self.bootstrap_servers = bootstrap_servers</text:p>
      <text:p text:style-name="P20"><text:soft-page-break/><text:s text:c="8"/>self.producer = None</text:p>
      <text:p text:style-name="P20"><text:s text:c="8"/>self.reconnect()</text:p>
      <text:p text:style-name="P20"><text:s text:c="4"/></text:p>
      <text:p text:style-name="P20"><text:s text:c="4"/>def reconnect(self):</text:p>
      <text:p text:style-name="P20"><text:s text:c="8"/>"""Reconecta a Kafka con reintentos"""</text:p>
      <text:p text:style-name="P20"><text:s text:c="8"/>max_retries = 5</text:p>
      <text:p text:style-name="P20"><text:s text:c="8"/>for attempt in range(max_retries):</text:p>
      <text:p text:style-name="P20"><text:s text:c="12"/>try:</text:p>
      <text:p text:style-name="P20"><text:s text:c="16"/>self.producer = KafkaProducer(</text:p>
      <text:p text:style-name="P20"><text:s text:c="20"/>bootstrap_servers=self.bootstrap_servers,</text:p>
      <text:p text:style-name="P20"><text:s text:c="20"/>max_block_ms=10000</text:p>
      <text:p text:style-name="P20"><text:s text:c="16"/>)</text:p>
      <text:p text:style-name="P20"><text:s text:c="16"/>logger.info("Reconexión exitosa")</text:p>
      <text:p text:style-name="P20"><text:s text:c="16"/>return</text:p>
      <text:p text:style-name="P20"><text:s text:c="12"/>except Exception as e:</text:p>
      <text:p text:style-name="P20"><text:s text:c="16"/>wait_time = 2 ** attempt <text:s/># Exponential backoff</text:p>
      <text:p text:style-name="P20"><text:s text:c="16"/>logger.warning(f"Intento {attempt + 1} falló, reintentando en {wait_time}s")</text:p>
      <text:p text:style-name="P20"><text:s text:c="16"/>time.sleep(wait_time)</text:p>
      <text:p text:style-name="P20"><text:s text:c="8"/></text:p>
      <text:p text:style-name="P20"><text:s text:c="8"/>raise Exception("No se pudo conectar a Kafka después de múltiples intentos")</text:p>
      <text:p text:style-name="P20"><text:s text:c="4"/></text:p>
      <text:p text:style-name="P20"><text:s text:c="4"/>def send_with_retry(self, topic, value):</text:p>
      <text:p text:style-name="P20"><text:s text:c="8"/>"""Envía mensaje con reconexión automática"""</text:p>
      <text:p text:style-name="P20"><text:s text:c="8"/>for attempt in range(3):</text:p>
      <text:p text:style-name="P20"><text:s text:c="12"/>try:</text:p>
      <text:p text:style-name="P20"><text:soft-page-break/><text:s text:c="16"/>if not self.producer:</text:p>
      <text:p text:style-name="P20"><text:s text:c="20"/>self.reconnect()</text:p>
      <text:p text:style-name="P20"><text:s text:c="16"/></text:p>
      <text:p text:style-name="P20"><text:s text:c="16"/>future = self.producer.send(topic, value=value)</text:p>
      <text:p text:style-name="P20"><text:s text:c="16"/>return future.get(timeout=10)</text:p>
      <text:p text:style-name="P20"><text:s text:c="16"/></text:p>
      <text:p text:style-name="P20"><text:s text:c="12"/>except (KafkaError, ConnectionError) as e:</text:p>
      <text:p text:style-name="P20"><text:s text:c="16"/>logger.error(f"Error enviando mensaje: {e}")</text:p>
      <text:p text:style-name="P20"><text:s text:c="16"/>self.producer = None</text:p>
      <text:p text:style-name="P20"><text:s text:c="16"/>time.sleep(2 ** attempt)</text:p>
      <text:p text:style-name="P20"><text:s text:c="8"/></text:p>
      <text:p text:style-name="P20"><text:s text:c="8"/>raise Exception("No se pudo enviar el mensaje después de reintentos")</text:p>
      <text:h text:style-name="P22" text:outline-level="2">10. Operaciones Comunes</text:h>
      <text:h text:style-name="P21" text:outline-level="3">Script de Monitoreo Multi-Entorno</text:h>
      <text:p text:style-name="P20">cat &gt; check-kafka.sh &lt;&lt; 'EOF'</text:p>
      <text:p text:style-name="P20">#!/bin/bash</text:p>
      <text:p text:style-name="P20"/>
      <text:p text:style-name="P20">KAFKA_LOCAL="localhost:9092"</text:p>
      <text:p text:style-name="P20">KAFKA_REMOTO="192.168.1.100:29092"</text:p>
      <text:p text:style-name="P20"/>
      <text:p text:style-name="P20">echo "📊 VERIFICACIÓN DE KAFKA"</text:p>
      <text:p text:style-name="P20">echo "========================"</text:p>
      <text:p text:style-name="P20"/>
      <text:p text:style-name="P20"># Función para verificar conexión</text:p>
      <text:p text:style-name="P20"><text:soft-page-break/>check_connection() {</text:p>
      <text:p text:style-name="P20"><text:s text:c="4"/>local servers=$1</text:p>
      <text:p text:style-name="P20"><text:s text:c="4"/>local name=$2</text:p>
      <text:p text:style-name="P20"><text:s text:c="4"/></text:p>
      <text:p text:style-name="P20"><text:s text:c="4"/>echo -e "\n🔍 Probando conexión a $name ($servers)"</text:p>
      <text:p text:style-name="P20"><text:s text:c="4"/></text:p>
      <text:p text:style-name="P20"><text:s text:c="4"/># Probar conectividad básica</text:p>
      <text:p text:style-name="P20"><text:s text:c="4"/>host=$(echo $servers | cut -d: -f1)</text:p>
      <text:p text:style-name="P20"><text:s text:c="4"/>port=$(echo $servers | cut -d: -f2)</text:p>
      <text:p text:style-name="P20"><text:s text:c="4"/></text:p>
      <text:p text:style-name="P20"><text:s text:c="4"/>if nc -zv $host $port 2&gt;/dev/null; then</text:p>
      <text:p text:style-name="P20"><text:s text:c="8"/>echo "✅ Puerto $port accesible"</text:p>
      <text:p text:style-name="P20"><text:s text:c="8"/></text:p>
      <text:p text:style-name="P20"><text:s text:c="8"/># Probar lista de topics</text:p>
      <text:p text:style-name="P20"><text:s text:c="8"/>if kafka-topics.sh --bootstrap-server $servers --list &amp;&gt;/dev/null; then</text:p>
      <text:p text:style-name="P20"><text:s text:c="12"/>echo "✅ Conexión Kafka exitosa"</text:p>
      <text:p text:style-name="P20"><text:s text:c="12"/></text:p>
      <text:p text:style-name="P20"><text:s text:c="12"/>echo -e "\n📋 Topics:"</text:p>
      <text:p text:style-name="P20"><text:s text:c="12"/>kafka-topics.sh --bootstrap-server $servers --list</text:p>
      <text:p text:style-name="P20"><text:s text:c="12"/></text:p>
      <text:p text:style-name="P20"><text:s text:c="12"/>echo -e "\n👥 Grupos:"</text:p>
      <text:p text:style-name="P20"><text:s text:c="12"/>kafka-consumer-groups.sh --bootstrap-server $servers --list 2&gt;/dev/null</text:p>
      <text:p text:style-name="P20"><text:s text:c="8"/>else</text:p>
      <text:p text:style-name="P20"><text:s text:c="12"/>echo "❌ No se puede conectar a Kafka"</text:p>
      <text:p text:style-name="P20"><text:s text:c="8"/>fi</text:p>
      <text:p text:style-name="P20"><text:soft-page-break/><text:s text:c="4"/>else</text:p>
      <text:p text:style-name="P20"><text:s text:c="8"/>echo "❌ Puerto $port no accesible"</text:p>
      <text:p text:style-name="P20"><text:s text:c="4"/>fi</text:p>
      <text:p text:style-name="P20">}</text:p>
      <text:p text:style-name="P20"/>
      <text:p text:style-name="P20"># Verificar conexiones</text:p>
      <text:p text:style-name="P20">check_connection $KAFKA_LOCAL "LOCAL"</text:p>
      <text:p text:style-name="P20">check_connection $KAFKA_REMOTO "REMOTO"</text:p>
      <text:p text:style-name="P20">EOF</text:p>
      <text:p text:style-name="P20"/>
      <text:p text:style-name="P20">chmod +x check-kafka.sh</text:p>
      <text:p text:style-name="P20">./check-kafka.sh</text:p>
      <text:h text:style-name="P21" text:outline-level="3">Ver Mensajes desde Cliente Remoto</text:h>
      <text:p text:style-name="P20"># remote_peek.py</text:p>
      <text:p text:style-name="P20">from kafka import KafkaConsumer</text:p>
      <text:p text:style-name="P20">import json</text:p>
      <text:p text:style-name="P20">import sys</text:p>
      <text:p text:style-name="P20"/>
      <text:p text:style-name="P20">def peek_remote_topic(host, topic, n_messages=5):</text:p>
      <text:p text:style-name="P20"><text:s text:c="4"/>"""</text:p>
      <text:p text:style-name="P20"><text:s text:c="4"/>Inspecciona un topic remoto</text:p>
      <text:p text:style-name="P20"><text:s text:c="4"/>"""</text:p>
      <text:p text:style-name="P20"><text:s text:c="4"/>consumer = KafkaConsumer(</text:p>
      <text:p text:style-name="P20"><text:s text:c="8"/>topic,</text:p>
      <text:p text:style-name="P20"><text:s text:c="8"/>bootstrap_servers=f"{host}:29092",</text:p>
      <text:p text:style-name="P20"><text:soft-page-break/><text:s text:c="8"/>auto_offset_reset='earliest',</text:p>
      <text:p text:style-name="P20"><text:s text:c="8"/>enable_auto_commit=False,</text:p>
      <text:p text:style-name="P20"><text:s text:c="8"/>value_deserializer=lambda v: json.loads(v.decode('utf-8')),</text:p>
      <text:p text:style-name="P20"><text:s text:c="8"/>consumer_timeout_ms=10000 <text:s/># Timeout después de 10s sin mensajes</text:p>
      <text:p text:style-name="P20"><text:s text:c="4"/>)</text:p>
      <text:p text:style-name="P20"><text:s text:c="4"/></text:p>
      <text:p text:style-name="P20"><text:s text:c="4"/>messages = []</text:p>
      <text:p text:style-name="P20"><text:s text:c="4"/>try:</text:p>
      <text:p text:style-name="P20"><text:s text:c="8"/>for i, msg in enumerate(consumer):</text:p>
      <text:p text:style-name="P20"><text:s text:c="12"/>if i &gt;= n_messages:</text:p>
      <text:p text:style-name="P20"><text:s text:c="16"/>break</text:p>
      <text:p text:style-name="P20"><text:s text:c="12"/>messages.append({</text:p>
      <text:p text:style-name="P20"><text:s text:c="16"/>'offset': msg.offset,</text:p>
      <text:p text:style-name="P20"><text:s text:c="16"/>'key': msg.key.decode() if msg.key else None,</text:p>
      <text:p text:style-name="P20"><text:s text:c="16"/>'value': msg.value,</text:p>
      <text:p text:style-name="P20"><text:s text:c="16"/>'partition': msg.partition</text:p>
      <text:p text:style-name="P20"><text:s text:c="12"/>})</text:p>
      <text:p text:style-name="P20"><text:s text:c="4"/>except Exception as e:</text:p>
      <text:p text:style-name="P20"><text:s text:c="8"/>print(f"Error: {e}")</text:p>
      <text:p text:style-name="P20"><text:s text:c="4"/>finally:</text:p>
      <text:p text:style-name="P20"><text:s text:c="8"/>consumer.close()</text:p>
      <text:p text:style-name="P20"><text:s text:c="4"/></text:p>
      <text:p text:style-name="P20"><text:s text:c="4"/>return messages</text:p>
      <text:p text:style-name="P20"/>
      <text:p text:style-name="P20">if __name__ == "__main__":</text:p>
      <text:p text:style-name="P20"><text:soft-page-break/><text:s text:c="4"/>KAFKA_HOST = "192.168.1.100" <text:s/># IP de tu servidor Kafka</text:p>
      <text:p text:style-name="P20"><text:s text:c="4"/></text:p>
      <text:p text:style-name="P20"><text:s text:c="4"/>for msg in peek_remote_topic(KAFKA_HOST, 'ordenes', 5):</text:p>
      <text:p text:style-name="P20"><text:s text:c="8"/>print(f"Offset: {msg['offset']}")</text:p>
      <text:p text:style-name="P20"><text:s text:c="8"/>print(f"Valor: {msg['value']}")</text:p>
      <text:p text:style-name="P20"><text:s text:c="8"/>print("-" * 40)</text:p>
      <text:h text:style-name="P22" text:outline-level="2">11. Solución de Problemas</text:h>
      <text:h text:style-name="P21" text:outline-level="3">Errores Comunes en Conexiones Remotas</text:h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0">Error</text:p>
            </table:table-cell>
            <table:table-cell table:style-name="Table2.A1" office:value-type="string">
              <text:p text:style-name="P10">Causa</text:p>
            </table:table-cell>
            <table:table-cell table:style-name="Table2.A1" office:value-type="string">
              <text:p text:style-name="P10">Solución</text:p>
            </table:table-cell>
          </table:table-row>
        </table:table-header-rows>
        <table:table-row>
          <table:table-cell table:style-name="Table2.A1" office:value-type="string">
            <text:p text:style-name="P12"><text:span text:style-name="Source_20_Text"><text:span text:style-name="T1">Connection refused</text:span></text:span></text:p>
          </table:table-cell>
          <table:table-cell table:style-name="Table2.A1" office:value-type="string">
            <text:p text:style-name="P11">Puerto no accesible</text:p>
          </table:table-cell>
          <table:table-cell table:style-name="Table2.A1" office:value-type="string">
            <text:p text:style-name="P12"><text:span text:style-name="T1">Verificar firewall: </text:span><text:span text:style-name="Source_20_Text"><text:span text:style-name="T1">sudo ufw status</text:span></text:span></text:p>
          </table:table-cell>
        </table:table-row>
        <table:table-row table:style-name="Table2.3">
          <table:table-cell table:style-name="Table2.A1" office:value-type="string">
            <text:p text:style-name="P12"><text:span text:style-name="Source_20_Text"><text:span text:style-name="T1">NoBrokersAvailable</text:span></text:span></text:p>
          </table:table-cell>
          <table:table-cell table:style-name="Table2.A1" office:value-type="string">
            <text:p text:style-name="P11">IP/hostname incorrecto</text:p>
          </table:table-cell>
          <table:table-cell table:style-name="Table2.A1" office:value-type="string">
            <text:p text:style-name="P12"><text:span text:style-name="T1">Verificar IP: </text:span><text:span text:style-name="Source_20_Text"><text:span text:style-name="T1">ip addr show</text:span></text:span></text:p>
          </table:table-cell>
        </table:table-row>
        <table:table-row table:style-name="Table2.4">
          <table:table-cell table:style-name="Table2.A1" office:value-type="string">
            <text:p text:style-name="P12"><text:span text:style-name="Source_20_Text"><text:span text:style-name="T1">TimeoutException</text:span></text:span></text:p>
          </table:table-cell>
          <table:table-cell table:style-name="Table2.A1" office:value-type="string">
            <text:p text:style-name="P11">Red lenta o firewall</text:p>
          </table:table-cell>
          <table:table-cell table:style-name="Table2.A1" office:value-type="string">
            <text:p text:style-name="P11">Aumentar timeouts en cliente</text:p>
          </table:table-cell>
        </table:table-row>
        <table:table-row table:style-name="Table2.5">
          <table:table-cell table:style-name="Table2.A1" office:value-type="string">
            <text:p text:style-name="P12"><text:span text:style-name="Source_20_Text"><text:span text:style-name="T1">Leader not available</text:span></text:span></text:p>
          </table:table-cell>
          <table:table-cell table:style-name="Table2.A1" office:value-type="string">
            <text:p text:style-name="P11">Kafka iniciando</text:p>
          </table:table-cell>
          <table:table-cell table:style-name="Table2.A1" office:value-type="string">
            <text:p text:style-name="P11">Esperar 10 segundos</text:p>
          </table:table-cell>
        </table:table-row>
        <table:table-row table:style-name="Table2.6">
          <table:table-cell table:style-name="Table2.A1" office:value-type="string">
            <text:p text:style-name="P12"><text:span text:style-name="Source_20_Text"><text:span text:style-name="T1">UnknownHostException</text:span></text:span></text:p>
          </table:table-cell>
          <table:table-cell table:style-name="Table2.A1" office:value-type="string">
            <text:p text:style-name="P11">DNS no resuelve</text:p>
          </table:table-cell>
          <table:table-cell table:style-name="Table2.A1" office:value-type="string">
            <text:p text:style-name="P11">Usar IP directamente</text:p>
          </table:table-cell>
        </table:table-row>
      </table:table>
      <text:h text:style-name="P21" text:outline-level="3">Diagnóstico Rápido para Conexiones Remotas</text:h>
      <text:p text:style-name="P23"><text:span text:style-name="Strong_20_Emphasis">En el servidor Kafka:</text:span></text:p>
      <text:p text:style-name="P23"><text:span text:style-name="Strong_20_Emphasis"><text:span text:style-name="T2"># 1. Verificar que Kafka está corriendo</text:span></text:span></text:p>
      <text:p text:style-name="P23"><text:span text:style-name="Strong_20_Emphasis"><text:span text:style-name="T2">docker ps | grep kafka</text:span></text:span></text:p>
      <text:p text:style-name="P23"><text:span text:style-name="Strong_20_Emphasis"><text:span text:style-name="T4"/></text:span></text:p>
      <text:p text:style-name="P23"><text:soft-page-break/><text:span text:style-name="Strong_20_Emphasis"><text:span text:style-name="T2"># 2. Verificar puertos expuestos</text:span></text:span></text:p>
      <text:p text:style-name="P23"><text:span text:style-name="Strong_20_Emphasis"><text:span text:style-name="T2">docker port kafka</text:span></text:span></text:p>
      <text:p text:style-name="P23"><text:span text:style-name="Strong_20_Emphasis"><text:span text:style-name="T4"/></text:span></text:p>
      <text:p text:style-name="P23"><text:span text:style-name="Strong_20_Emphasis"><text:span text:style-name="T2"># 3. Verificar listeners configurados</text:span></text:span></text:p>
      <text:p text:style-name="P23"><text:span text:style-name="Strong_20_Emphasis"><text:span text:style-name="T2">docker exec kafka cat /etc/kafka/kraft/server.properties | grep -A5 listeners</text:span></text:span></text:p>
      <text:p text:style-name="P23"><text:span text:style-name="Strong_20_Emphasis"><text:span text:style-name="T4"/></text:span></text:p>
      <text:p text:style-name="P23"><text:span text:style-name="Strong_20_Emphasis"><text:span text:style-name="T2"># 4. Verificar IP del servidor</text:span></text:span></text:p>
      <text:p text:style-name="P23"><text:span text:style-name="Strong_20_Emphasis"><text:span text:style-name="T2">ip addr show | grep inet</text:span></text:span></text:p>
      <text:p text:style-name="P23"><text:span text:style-name="Strong_20_Emphasis"><text:span text:style-name="T4"/></text:span></text:p>
      <text:p text:style-name="P23"><text:span text:style-name="Strong_20_Emphasis"><text:span text:style-name="T2"># 5. Verificar firewall</text:span></text:span></text:p>
      <text:p text:style-name="P23"><text:span text:style-name="Strong_20_Emphasis"><text:span text:style-name="T2">sudo ufw status</text:span></text:span></text:p>
      <text:p text:style-name="P23"><text:span text:style-name="Strong_20_Emphasis"><text:span text:style-name="T2">sudo iptables -L -n | grep 29092</text:span></text:span></text:p>
      <text:p text:style-name="P23"><text:span text:style-name="Strong_20_Emphasis">En el cliente remoto:</text:span></text:p>
      <text:p text:style-name="P23"><text:span text:style-name="Strong_20_Emphasis"><text:span text:style-name="T2"># 1. Probar conectividad básica</text:span></text:span></text:p>
      <text:p text:style-name="P23"><text:span text:style-name="Strong_20_Emphasis"><text:span text:style-name="T2">ping 192.168.1.100</text:span></text:span></text:p>
      <text:p text:style-name="P23"><text:span text:style-name="Strong_20_Emphasis"><text:span text:style-name="T4"/></text:span></text:p>
      <text:p text:style-name="P23"><text:span text:style-name="Strong_20_Emphasis"><text:span text:style-name="T2"># 2. Probar puerto específico</text:span></text:span></text:p>
      <text:p text:style-name="P23"><text:span text:style-name="Strong_20_Emphasis"><text:span text:style-name="T2">nc -zv 192.168.1.100 29092</text:span></text:span></text:p>
      <text:p text:style-name="P23"><text:span text:style-name="Strong_20_Emphasis"><text:span text:style-name="T4"/></text:span></text:p>
      <text:p text:style-name="P23"><text:span text:style-name="Strong_20_Emphasis"><text:span text:style-name="T2"># 3. Probar con telnet</text:span></text:span></text:p>
      <text:p text:style-name="P23"><text:span text:style-name="Strong_20_Emphasis"><text:span text:style-name="T2">telnet 192.168.1.100 29092</text:span></text:span></text:p>
      <text:p text:style-name="P23"><text:span text:style-name="Strong_20_Emphasis"><text:span text:style-name="T4"/></text:span></text:p>
      <text:p text:style-name="P23"><text:span text:style-name="Strong_20_Emphasis"><text:span text:style-name="T2"># 4. Verificar resolución DNS</text:span></text:span></text:p>
      <text:p text:style-name="P23"><text:span text:style-name="Strong_20_Emphasis"><text:span text:style-name="T2">nslookup kafka-server <text:s/># si usas nombre DNS</text:span></text:span></text:p>
      <text:h text:style-name="P21" text:outline-level="3"><text:soft-page-break/><text:span text:style-name="Strong_20_Emphasis"><text:span text:style-name="T6">Script de Diagnóstico Completo</text:span></text:span></text:h>
      <text:p text:style-name="P23"><text:span text:style-name="Strong_20_Emphasis"><text:span text:style-name="T2"># diagnostic.py</text:span></text:span></text:p>
      <text:p text:style-name="P23"><text:span text:style-name="Strong_20_Emphasis"><text:span text:style-name="T2">import socket</text:span></text:span></text:p>
      <text:p text:style-name="P23"><text:span text:style-name="Strong_20_Emphasis"><text:span text:style-name="T2">import sys</text:span></text:span></text:p>
      <text:p text:style-name="P23"><text:span text:style-name="Strong_20_Emphasis"><text:span text:style-name="T2">from kafka import KafkaProducer</text:span></text:span></text:p>
      <text:p text:style-name="P23"><text:span text:style-name="Strong_20_Emphasis"><text:span text:style-name="T2">from kafka.errors import NoBrokersAvailable</text:span></text:span></text:p>
      <text:p text:style-name="P23"><text:span text:style-name="Strong_20_Emphasis"><text:span text:style-name="T4"/></text:span></text:p>
      <text:p text:style-name="P23"><text:span text:style-name="Strong_20_Emphasis"><text:span text:style-name="T2">def diagnose_connection(host, port):</text:span></text:span></text:p>
      <text:p text:style-name="P23"><text:span text:style-name="Strong_20_Emphasis"><text:span text:style-name="T2"><text:s text:c="4"/>print(f"\n🔍 Diagnosticando conexión a {host}:{port}")</text:span></text:span></text:p>
      <text:p text:style-name="P23"><text:span text:style-name="Strong_20_Emphasis"><text:span text:style-name="T2"><text:s text:c="4"/>print("=" * 50)</text:span></text:span></text:p>
      <text:p text:style-name="P23"><text:span text:style-name="Strong_20_Emphasis"><text:span text:style-name="T2"><text:s text:c="4"/></text:span></text:span></text:p>
      <text:p text:style-name="P23"><text:span text:style-name="Strong_20_Emphasis"><text:span text:style-name="T2"><text:s text:c="4"/># 1. Resolución DNS</text:span></text:span></text:p>
      <text:p text:style-name="P23"><text:span text:style-name="Strong_20_Emphasis"><text:span text:style-name="T2"><text:s text:c="4"/>try:</text:span></text:span></text:p>
      <text:p text:style-name="P23"><text:span text:style-name="Strong_20_Emphasis"><text:span text:style-name="T2"><text:s text:c="8"/>ip = socket.gethostbyname(host)</text:span></text:span></text:p>
      <text:p text:style-name="P23"><text:span text:style-name="Strong_20_Emphasis"><text:span text:style-name="T2"><text:s text:c="8"/>print(f"✅ DNS: {host} -&gt; {ip}")</text:span></text:span></text:p>
      <text:p text:style-name="P23"><text:span text:style-name="Strong_20_Emphasis"><text:span text:style-name="T2"><text:s text:c="4"/>except socket.gaierror:</text:span></text:span></text:p>
      <text:p text:style-name="P23"><text:span text:style-name="Strong_20_Emphasis"><text:span text:style-name="T2"><text:s text:c="8"/>print(f"❌ DNS: No se puede resolver {host}")</text:span></text:span></text:p>
      <text:p text:style-name="P23"><text:span text:style-name="Strong_20_Emphasis"><text:span text:style-name="T2"><text:s text:c="8"/>return</text:span></text:span></text:p>
      <text:p text:style-name="P23"><text:span text:style-name="Strong_20_Emphasis"><text:span text:style-name="T2"><text:s text:c="4"/></text:span></text:span></text:p>
      <text:p text:style-name="P23"><text:span text:style-name="Strong_20_Emphasis"><text:span text:style-name="T2"><text:s text:c="4"/># 2. Ping básico</text:span></text:span></text:p>
      <text:p text:style-name="P23"><text:span text:style-name="Strong_20_Emphasis"><text:span text:style-name="T2"><text:s text:c="4"/>response = os.system(f"ping -c 1 -W 2 {host} &gt; /dev/null 2&gt;&amp;1")</text:span></text:span></text:p>
      <text:p text:style-name="P23"><text:span text:style-name="Strong_20_Emphasis"><text:span text:style-name="T2"><text:s text:c="4"/>if response == 0:</text:span></text:span></text:p>
      <text:p text:style-name="P23"><text:span text:style-name="Strong_20_Emphasis"><text:span text:style-name="T2"><text:s text:c="8"/>print("✅ Ping: Host responde")</text:span></text:span></text:p>
      <text:p text:style-name="P23"><text:span text:style-name="Strong_20_Emphasis"><text:span text:style-name="T2"><text:s text:c="4"/>else:</text:span></text:span></text:p>
      <text:p text:style-name="P23"><text:span text:style-name="Strong_20_Emphasis"><text:span text:style-name="T2"><text:s text:c="8"/>print("❌ Ping: Host no responde")</text:span></text:span></text:p>
      <text:p text:style-name="P23"><text:soft-page-break/><text:span text:style-name="Strong_20_Emphasis"><text:span text:style-name="T2"><text:s text:c="4"/></text:span></text:span></text:p>
      <text:p text:style-name="P23"><text:span text:style-name="Strong_20_Emphasis"><text:span text:style-name="T2"><text:s text:c="4"/># 3. Conexión TCP</text:span></text:span></text:p>
      <text:p text:style-name="P23"><text:span text:style-name="Strong_20_Emphasis"><text:span text:style-name="T2"><text:s text:c="4"/>sock = socket.socket</text:span>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5"><text:span text:style-name="Strong_20_Emphasis"><text:span text:style-name="T6"/></text:span></text:p>
      <text:p text:style-name="P25"><text:span text:style-name="Strong_20_Emphasis"><text:span text:style-name="T2"/></text:span></text:p>
      <text:p text:style-name="P25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5T16:32:31.780992712</meta:creation-date>
    <dc:date>2026-03-15T16:58:27.894966861</dc:date>
    <meta:editing-duration>PT58S</meta:editing-duration>
    <meta:editing-cycles>1</meta:editing-cycles>
    <meta:document-statistic meta:table-count="2" meta:image-count="0" meta:object-count="0" meta:page-count="30" meta:paragraph-count="683" meta:word-count="2311" meta:character-count="22049" meta:non-whitespace-character-count="17033"/>
    <meta:generator>LibreOffice/25.2.3.2$Linux_X86_64 LibreOffice_project/520$Build-2</meta:generator>
  </office:meta>
</office:document-meta>
</file>